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7.73mm"/>
    </style:style>
    <style:style style:name="co8" style:family="table-column">
      <style:table-column-properties fo:break-before="auto" style:column-width="9.74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6.86mm"/>
    </style:style>
    <style:style style:name="co18" style:family="table-column">
      <style:table-column-properties fo:break-before="auto" style:column-width="24.62mm"/>
    </style:style>
    <style:style style:name="co19" style:family="table-column">
      <style:table-column-properties fo:break-before="auto" style:column-width="8.59mm"/>
    </style:style>
    <style:style style:name="co20" style:family="table-column">
      <style:table-column-properties fo:break-before="auto" style:column-width="32.65mm"/>
    </style:style>
    <style:style style:name="co21" style:family="table-column">
      <style:table-column-properties fo:break-before="auto" style:column-width="22.05mm"/>
    </style:style>
    <style:style style:name="co22" style:family="table-column">
      <style:table-column-properties fo:break-before="auto" style:column-width="8.87mm"/>
    </style:style>
    <style:style style:name="co23" style:family="table-column">
      <style:table-column-properties fo:break-before="auto" style:column-width="14.89mm"/>
    </style:style>
    <style:style style:name="co24" style:family="table-column">
      <style:table-column-properties fo:break-before="auto" style:column-width="23.48mm"/>
    </style:style>
    <style:style style:name="co25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N6"/>
      <style:map style:condition="cell-content()=0" style:apply-style-name="Bad" style:base-cell-address="'2nd degré niveau 2'.N6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6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9"/>
      <style:map style:condition="cell-content()=1" style:apply-style-name="Good" style:base-cell-address="'Fonction homographique niveau 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0"/>
      <style:map style:condition="cell-content()=1" style:apply-style-name="Good" style:base-cell-address="'Fonction homographique niveau 2'.O10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4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26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6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1" style:family="table-cell" style:parent-style-name="Default">
      <style:table-cell-properties style:cell-protect="hidden-and-protected" style:print-content="true"/>
    </style:style>
    <style:style style:name="ce2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29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7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01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308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310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7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3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ldxoLFVPllkKazEcvWMAOIxN6y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24mm" svg:height="7.7mm" svg:x="11.21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degré niveau 1" table:style-name="ta1" table:protected="true" table:protection-key="ldxoLFVPllkKazEcvWMAOIxN6y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45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77"/>
          <table:table-cell table:style-name="ce97" table:formula="of:=[$Données.W5]" office:value-type="string" office:string-value="-  x² - 8 x + 5 = 0" calcext:value-type="string" table:number-columns-spanned="13" table:number-rows-spanned="1">
            <text:p>- <text:s/>x² - 8 x + 5 = 0</text:p>
          </table:table-cell>
          <table:covered-table-cell table:number-columns-repeated="4" table:style-name="ce77"/>
          <table:covered-table-cell table:style-name="Default"/>
          <table:covered-table-cell table:number-columns-repeated="7" table:style-name="ce7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77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77" table:number-columns-repeated="4"/>
          <table:table-cell table:number-columns-repeated="989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4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4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4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74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48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covered-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 table:number-rows-repeated="1048554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'2nd degré niveau 1'.O6:'2nd degré niveau 1'.O6 '2nd degré niveau 1'.O8:'2nd degré niveau 1'.O8 '2nd degré niveau 1'.O10:'2nd degré niveau 1'.O10 '2nd degré niveau 1'.O12:'2nd degré niveau 1'.O12 '2nd degré niveau 1'.O14:'2nd degré niveau 1'.O14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</calcext:conditional-formats>
      </table:table>
      <table:table table:name="2nd degré niveau 2" table:style-name="ta1" table:protected="true" table:protection-key="ldxoLFVPllkKazEcvWMAOIxN6y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degré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degré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column table:style-name="co1" table:default-cell-style-name="ce108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103" table:number-columns-repeated="3"/>
          <table:table-cell table:style-name="ce111" table:formula="of:=IF(OR([.$X$1];[.$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103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08"/>
          <table:covered-table-cell table:number-columns-repeated="4"/>
          <table:table-cell table:style-name="ce141" table:formula="of:=[$Données.W17]" office:value-type="string" office:string-value="4 x² + 3 x - 9 = 0" calcext:value-type="string" table:number-columns-spanned="13" table:number-rows-spanned="1">
            <text:p>4 x² + 3 x - 9 = 0</text:p>
          </table:table-cell>
          <table:covered-table-cell table:number-columns-repeated="4"/>
          <table:covered-table-cell table:style-name="Default"/>
          <table:covered-table-cell table:number-columns-repeated="7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153" table:formula="of:=IF(OR([.$X$1];[.$X$2]);IF(AND([$Données.AD19]=[$Données.AE19];[$Données.AD20]=[$Données.AE20];[$Données.AD21]=[$Données.AE21]);1;0);&quot;&quot;)">
            <text:p/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3" table:formula="of:=IF(OR([.$X$1];[.$X$2]);IF(AND([$Données.AD22]=[$Données.AE22];[$Données.AD23]=[$Données.AE23];[$Données.AD24]=[$Données.AE24]);1;0);&quot;&quot;)">
            <text:p/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3" table:formula="of:=IF(OR([.$X$1];[.$X$2]);IF(AND([$Données.AD25]=[$Données.AE25];[$Données.AD26]=[$Données.AE26];[$Données.AD27]=[$Données.AE27]);1;0);&quot;&quot;)">
            <text:p/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3" table:formula="of:=IF(OR([.$X$1];[.$X$2]);IF(AND([$Données.AD28]=[$Données.AE28];[$Données.AD29]=[$Données.AE29];[$Données.AD30]=[$Données.AE30]);1;0);&quot;&quot;)">
            <text:p/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08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153" table:formula="of:=IF(OR([.$X$1];[.$X$2]);IF(AND([$Données.AD31]=[$Données.AE31];[$Données.AD32]=[$Données.AE32];[$Données.AD33]=[$Données.AE33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5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degré niveau 2'.O6:'2nd degré niveau 2'.O6 '2nd degré niveau 2'.O10:'2nd degré niveau 2'.O10 '2nd degré niveau 2'.O14:'2nd degré niveau 2'.O14 '2nd degré niveau 2'.O18:'2nd degré niveau 2'.O18 '2nd degré niveau 2'.O22:'2nd degré niveau 2'.O22">
            <calcext:condition calcext:apply-style-name="Good" calcext:value="=1" calcext:base-cell-address="'2nd degré niveau 2'.N6"/>
            <calcext:condition calcext:apply-style-name="Bad" calcext:value="=0" calcext:base-cell-address="'2nd degré niveau 2'.N6"/>
          </calcext:conditional-format>
        </calcext:conditional-formats>
      </table:table>
      <table:table table:name="Fonction homographique niveau 1" table:style-name="ta1" table:protected="true" table:protection-key="ldxoLFVPllkKazEcvWMAOIxN6y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Fonction homographique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Fonction homographique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38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38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42]" office:value-type="float" office:value="-2" calcext:value-type="float">
            <text:p>-2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+ " calcext:value-type="string">
            <text:p><text:s/>+ </text:p>
          </table:table-cell>
          <table:table-cell table:style-name="ce184" table:formula="of:=[$Données.D42]" office:value-type="float" office:value="5" calcext:value-type="float">
            <text:p>5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165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165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165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165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93"/>
          <table:table-cell table:style-name="ce72" table:number-columns-repeated="7"/>
          <table:table-cell/>
          <table:table-cell table:style-name="ce165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 niveau 1'.O9:'Fonction homographique niveau 1'.O9 'Fonction homographique niveau 1'.O13:'Fonction homographique niveau 1'.O13 'Fonction homographique niveau 1'.O17:'Fonction homographique niveau 1'.O17 'Fonction homographique niveau 1'.O21:'Fonction homographique niveau 1'.O21 'Fonction homographique niveau 1'.O24:'Fonction homographique niveau 1'.O24">
            <calcext:condition calcext:apply-style-name="Bad" calcext:value="=0" calcext:base-cell-address="'Fonction homographique niveau 1'.O9"/>
            <calcext:condition calcext:apply-style-name="Good" calcext:value="=1" calcext:base-cell-address="'Fonction homographique niveau 1'.O9"/>
          </calcext:conditional-format>
        </calcext:conditional-formats>
      </table:table>
      <table:table table:name="Fonction homographique niveau 2" table:style-name="ta1" table:protected="true" table:protection-key="ldxoLFVPllkKazEcvWMAOIxN6y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Fonction homographique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Fonction homographique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38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38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65]" office:value-type="float" office:value="7" calcext:value-type="float">
            <text:p>7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2" calcext:value-type="float">
            <text:p>2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8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-" calcext:value-type="string">
            <text:p>-</text:p>
          </table:table-cell>
          <table:table-cell table:style-name="ce182" table:formula="of:=[$Données.D67]" office:value-type="float" office:value="6" calcext:value-type="float">
            <text:p>6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191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191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191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191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 niveau 2'.O10:'Fonction homographique niveau 2'.O10 'Fonction homographique niveau 2'.O16:'Fonction homographique niveau 2'.O16 'Fonction homographique niveau 2'.O24:'Fonction homographique niveau 2'.O24 'Fonction homographique niveau 2'.O20:'Fonction homographique niveau 2'.O20">
            <calcext:condition calcext:apply-style-name="Bad" calcext:value="=0" calcext:base-cell-address="'Fonction homographique niveau 2'.O10"/>
            <calcext:condition calcext:apply-style-name="Good" calcext:value="=1" calcext:base-cell-address="'Fonction homographique niveau 2'.O10"/>
          </calcext:conditional-format>
        </calcext:conditional-formats>
      </table:table>
      <table:table table:name="Données" table:style-name="ta2" table:protected="true" table:protection-key="ldxoLFVPllkKazEcvWMAOIxN6y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196"/>
        <table:table-column table:style-name="co7" table:number-columns-repeated="6" table:default-cell-style-name="ce196"/>
        <table:table-column table:style-name="co8" table:default-cell-style-name="ce196"/>
        <table:table-column table:style-name="co7" table:number-columns-repeated="6" table:default-cell-style-name="ce196"/>
        <table:table-column table:style-name="co9" table:number-columns-repeated="8" table:default-cell-style-name="ce196"/>
        <table:table-column table:style-name="co10" table:number-columns-repeated="9" table:default-cell-style-name="ce196"/>
        <table:table-column table:style-name="co9" table:default-cell-style-name="ce196"/>
        <table:table-column table:style-name="co11" table:default-cell-style-name="ce196"/>
        <table:table-column table:style-name="co12" table:default-cell-style-name="ce196"/>
        <table:table-column table:style-name="co9" table:number-columns-repeated="2" table:default-cell-style-name="ce196"/>
        <table:table-column table:style-name="co13" table:default-cell-style-name="ce196"/>
        <table:table-column table:style-name="co1" table:number-columns-repeated="2" table:default-cell-style-name="ce196"/>
        <table:table-column table:style-name="co9" table:default-cell-style-name="ce196"/>
        <table:table-column table:style-name="co14" table:default-cell-style-name="ce196"/>
        <table:table-column table:style-name="co15" table:default-cell-style-name="ce196"/>
        <table:table-column table:style-name="co16" table:number-columns-repeated="3" table:default-cell-style-name="ce196"/>
        <table:table-column table:style-name="co17" table:default-cell-style-name="ce196"/>
        <table:table-column table:style-name="co18" table:default-cell-style-name="ce196"/>
        <table:table-column table:style-name="co1" table:number-columns-repeated="2" table:default-cell-style-name="ce196"/>
        <table:table-column table:style-name="co19" table:default-cell-style-name="ce196"/>
        <table:table-column table:style-name="co20" table:default-cell-style-name="ce196"/>
        <table:table-column table:style-name="co1" table:number-columns-repeated="2" table:default-cell-style-name="ce196"/>
        <table:table-column table:style-name="co9" table:number-columns-repeated="2" table:default-cell-style-name="ce196"/>
        <table:table-column table:style-name="co21" table:default-cell-style-name="ce196"/>
        <table:table-column table:style-name="co22" table:default-cell-style-name="ce196"/>
        <table:table-column table:style-name="co9" table:number-columns-repeated="2" table:default-cell-style-name="ce196"/>
        <table:table-column table:style-name="co23" table:number-columns-repeated="3" table:default-cell-style-name="ce196"/>
        <table:table-column table:style-name="co24" table:default-cell-style-name="ce196"/>
        <table:table-column table:style-name="co25" table:default-cell-style-name="ce196"/>
        <table:table-column table:style-name="co9" table:number-columns-repeated="959" table:default-cell-style-name="ce196"/>
        <table:table-column table:style-name="co9" table:default-cell-style-name="ce211"/>
        <table:table-row table:style-name="ro3">
          <table:table-cell table:style-name="ce231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61"/>
          <table:covered-table-cell table:style-name="ce268"/>
          <table:covered-table-cell table:number-columns-repeated="3" table:style-name="ce291"/>
          <table:covered-table-cell table:style-name="ce296"/>
          <table:covered-table-cell table:style-name="ce297"/>
          <table:covered-table-cell table:style-name="ce298"/>
          <table:covered-table-cell table:number-columns-repeated="3" table:style-name="ce261"/>
          <table:covered-table-cell table:style-name="ce299"/>
          <table:covered-table-cell table:style-name="ce261"/>
          <table:covered-table-cell table:style-name="ce300"/>
          <table:covered-table-cell table:style-name="ce232"/>
          <table:covered-table-cell table:style-name="ce301"/>
          <table:covered-table-cell table:number-columns-repeated="5" table:style-name="ce232"/>
          <table:covered-table-cell/>
          <table:covered-table-cell table:style-name="ce325"/>
          <table:covered-table-cell table:number-columns-repeated="7"/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PGCD</text:p>
          </table:table-cell>
          <table:table-cell table:style-name="ce333" office:value-type="string" calcext:value-type="string">
            <text:p>- b / <text:span text:style-name="T7">(2 * </text:span>a<text:span text:style-name="T7">)</text:span>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d</text:p>
          </table:table-cell>
          <table:table-cell table:style-name="ce333" office:value-type="string" calcext:value-type="string">
            <text:p>PGCD(a ;c)</text:p>
          </table:table-cell>
          <table:table-cell table:style-name="ce333" office:value-type="string" calcext:value-type="string">
            <text:p>a <text:span text:style-name="T7">/</text:span> c</text:p>
          </table:table-cell>
          <table:table-cell table:style-name="ce333" office:value-type="string" calcext:value-type="string">
            <text:p>bc-ad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PGCD(bc-ad ;c)</text:p>
          </table:table-cell>
          <table:table-cell table:style-name="ce333" office:value-type="string" calcext:value-type="string">
            <text:p>(bc-ad)/c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42" table:number-columns-repeated="2"/>
          <table:table-cell table:style-name="ce344" table:number-columns-repeated="7"/>
          <table:table-cell table:style-name="ce343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188192" calcext:value-type="float">
            <text:p>188192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GCD(ABS(2*[.AI2]);ABS([.AJ2]))" office:value-type="float" office:value="1" calcext:value-type="float">
            <text:p>1</text:p>
          </table:table-cell>
          <table:table-cell table:style-name="ce335" table:formula="of:=-[.AJ2]/[.AI2]" office:value-type="float" office:value="0.714285714285714" calcext:value-type="float">
            <text:p><text:s/>5/7 </text:p>
          </table:table-cell>
          <table:table-cell table:style-name="ce304" table:formula="of:=RANK([.AH2];[.$AH$2:.$AH$26];0)" office:value-type="float" office:value="21" calcext:value-type="float">
            <text:p>21</text:p>
          </table:table-cell>
          <table:table-cell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26523" calcext:value-type="float">
            <text:p>26523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4" calcext:value-type="float">
            <text:p>4</text:p>
          </table:table-cell>
          <table:table-cell table:style-name="ce339" table:formula="of:=GCD(ABS(2*[.AQ2]);ABS([.AS2]))" office:value-type="float" office:value="1" calcext:value-type="float">
            <text:p>1</text:p>
          </table:table-cell>
          <table:table-cell table:style-name="ce335" table:formula="of:=-[.AS2]/[.AQ2]" office:value-type="float" office:value="0.714285714285714" calcext:value-type="float">
            <text:p><text:s/>5/7 </text:p>
          </table:table-cell>
          <table:table-cell table:style-name="ce304" table:formula="of:=[.AR2]*[.AS2]-[.AQ2]*[.AT2]" office:value-type="float" office:value="48" calcext:value-type="float">
            <text:p>48</text:p>
          </table:table-cell>
          <table:table-cell table:style-name="ce304" table:formula="of:=[.AS2]" office:value-type="float" office:value="5" calcext:value-type="float">
            <text:p>5</text:p>
          </table:table-cell>
          <table:table-cell table:style-name="ce339" table:formula="of:=GCD(ABS([.AW2]);ABS([.AS2]))" office:value-type="float" office:value="1" calcext:value-type="float">
            <text:p>1</text:p>
          </table:table-cell>
          <table:table-cell table:style-name="ce335" table:formula="of:=([.AR2]*[.AS2]-[.AQ2]*[.AT2])/[.AS2]" office:value-type="float" office:value="9.6" calcext:value-type="float">
            <text:p>48/5 </text:p>
          </table:table-cell>
          <table:table-cell table:style-name="ce304" table:formula="of:=RANK([.AP2];[.$AP$2:.$AP$26];0)" office:value-type="float" office:value="24" calcext:value-type="float">
            <text:p>2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26"/>
          <table:covered-table-cell table:number-columns-repeated="2" table:style-name="ce236"/>
          <table:covered-table-cell table:number-columns-repeated="10"/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167298" calcext:value-type="float">
            <text:p>167298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3]);ABS([.AJ3]))" office:value-type="float" office:value="1" calcext:value-type="float">
            <text:p>1</text:p>
          </table:table-cell>
          <table:table-cell table:style-name="ce336" table:formula="of:=-[.AJ3]/[.AI3]" office:value-type="float" office:value="0.833333333333333" calcext:value-type="float">
            <text:p><text:s/>5/6 </text:p>
          </table:table-cell>
          <table:table-cell table:style-name="ce311" table:formula="of:=RANK([.AH3];[.$AH$2:.$AH$26];0)" office:value-type="float" office:value="22" calcext:value-type="float">
            <text:p>22</text:p>
          </table:table-cell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982868" calcext:value-type="float">
            <text:p>982868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3]);ABS([.AS3]))" office:value-type="float" office:value="1" calcext:value-type="float">
            <text:p>1</text:p>
          </table:table-cell>
          <table:table-cell table:style-name="ce336" table:formula="of:=-[.AS3]/[.AQ3]" office:value-type="float" office:value="0.833333333333333" calcext:value-type="float">
            <text:p><text:s/>5/6 </text:p>
          </table:table-cell>
          <table:table-cell table:style-name="ce311" table:formula="of:=[.AR3]*[.AS3]-[.AQ3]*[.AT3]" office:value-type="float" office:value="22" calcext:value-type="float">
            <text:p>22</text:p>
          </table:table-cell>
          <table:table-cell table:style-name="ce311" table:formula="of:=[.AS3]" office:value-type="float" office:value="5" calcext:value-type="float">
            <text:p>5</text:p>
          </table:table-cell>
          <table:table-cell table:style-name="ce340" table:formula="of:=GCD(ABS([.AW3]);ABS([.AS3]))" office:value-type="float" office:value="1" calcext:value-type="float">
            <text:p>1</text:p>
          </table:table-cell>
          <table:table-cell table:style-name="ce336" table:formula="of:=([.AR3]*[.AS3]-[.AQ3]*[.AT3])/[.AS3]" office:value-type="float" office:value="4.4" calcext:value-type="float">
            <text:p>22/5 </text:p>
          </table:table-cell>
          <table:table-cell table:style-name="ce311" table:formula="of:=RANK([.AP3];[.$AP$2:.$AP$26];0)" office:value-type="float" office:value="2" calcext:value-type="float">
            <text:p>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641179" calcext:value-type="float">
            <text:p>641179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4]);ABS([.AJ4]))" office:value-type="float" office:value="1" calcext:value-type="float">
            <text:p>1</text:p>
          </table:table-cell>
          <table:table-cell table:style-name="ce337" table:formula="of:=-[.AJ4]/[.AI4]" office:value-type="float" office:value="0.6" calcext:value-type="float">
            <text:p><text:s/>3/5 </text:p>
          </table:table-cell>
          <table:table-cell table:style-name="ce334" table:formula="of:=RANK([.AH4];[.$AH$2:.$AH$26];0)" office:value-type="float" office:value="9" calcext:value-type="float">
            <text:p>9</text:p>
          </table:table-cell>
          <table:table-cell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576857" calcext:value-type="float">
            <text:p>57685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4]);ABS([.AS4]))" office:value-type="float" office:value="1" calcext:value-type="float">
            <text:p>1</text:p>
          </table:table-cell>
          <table:table-cell table:style-name="ce337" table:formula="of:=-[.AS4]/[.AQ4]" office:value-type="float" office:value="0.6" calcext:value-type="float">
            <text:p><text:s/>3/5 </text:p>
          </table:table-cell>
          <table:table-cell table:style-name="ce334" table:formula="of:=[.AR4]*[.AS4]-[.AQ4]*[.AT4]" office:value-type="float" office:value="-4" calcext:value-type="float">
            <text:p>-4</text:p>
          </table:table-cell>
          <table:table-cell table:style-name="ce334" table:formula="of:=[.AS4]" office:value-type="float" office:value="3" calcext:value-type="float">
            <text:p>3</text:p>
          </table:table-cell>
          <table:table-cell table:style-name="ce341" table:formula="of:=GCD(ABS([.AW4]);ABS([.AS4]))" office:value-type="float" office:value="1" calcext:value-type="float">
            <text:p>1</text:p>
          </table:table-cell>
          <table:table-cell table:style-name="ce337" table:formula="of:=([.AR4]*[.AS4]-[.AQ4]*[.AT4])/[.AS4]" office:value-type="float" office:value="-1.33333333333333" calcext:value-type="float">
            <text:p>- 4/3 </text:p>
          </table:table-cell>
          <table:table-cell table:style-name="ce334" table:formula="of:=RANK([.AP4];[.$AP$2:.$AP$26];0)" office:value-type="float" office:value="13" calcext:value-type="float">
            <text:p>1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0" office:value-type="string" calcext:value-type="string">
            <text:p></text:p>
          </table:table-cell>
          <table:table-cell table:style-name="ce230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-  x² - 8 x + 5 = 0" calcext:value-type="string" table:number-columns-spanned="5" table:number-rows-spanned="1">
            <text:p>- <text:s/>x² - 8 x + 5 = 0</text:p>
          </table:table-cell>
          <table:covered-table-cell table:number-columns-repeated="4"/>
          <table:table-cell table:number-columns-repeated="5"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814444" calcext:value-type="float">
            <text:p>814444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5]);ABS([.AJ5]))" office:value-type="float" office:value="1" calcext:value-type="float">
            <text:p>1</text:p>
          </table:table-cell>
          <table:table-cell table:style-name="ce336" table:formula="of:=-[.AJ5]/[.AI5]" office:value-type="float" office:value="0.75" calcext:value-type="float">
            <text:p><text:s/>3/4 </text:p>
          </table:table-cell>
          <table:table-cell table:style-name="ce311" table:formula="of:=RANK([.AH5];[.$AH$2:.$AH$26];0)" office:value-type="float" office:value="5" calcext:value-type="float">
            <text:p>5</text:p>
          </table:table-cell>
          <table:table-cell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210209" calcext:value-type="float">
            <text:p>210209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5]);ABS([.AS5]))" office:value-type="float" office:value="1" calcext:value-type="float">
            <text:p>1</text:p>
          </table:table-cell>
          <table:table-cell table:style-name="ce336" table:formula="of:=-[.AS5]/[.AQ5]" office:value-type="float" office:value="0.75" calcext:value-type="float">
            <text:p><text:s/>3/4 </text:p>
          </table:table-cell>
          <table:table-cell table:style-name="ce311" table:formula="of:=[.AR5]*[.AS5]-[.AQ5]*[.AT5]" office:value-type="float" office:value="49" calcext:value-type="float">
            <text:p>49</text:p>
          </table:table-cell>
          <table:table-cell table:style-name="ce311" table:formula="of:=[.AS5]" office:value-type="float" office:value="3" calcext:value-type="float">
            <text:p>3</text:p>
          </table:table-cell>
          <table:table-cell table:style-name="ce340" table:formula="of:=GCD(ABS([.AW5]);ABS([.AS5]))" office:value-type="float" office:value="1" calcext:value-type="float">
            <text:p>1</text:p>
          </table:table-cell>
          <table:table-cell table:style-name="ce336" table:formula="of:=([.AR5]*[.AS5]-[.AQ5]*[.AT5])/[.AS5]" office:value-type="float" office:value="16.3333333333333" calcext:value-type="float">
            <text:p>49/3 </text:p>
          </table:table-cell>
          <table:table-cell table:style-name="ce311" table:formula="of:=RANK([.AP5];[.$AP$2:.$AP$26];0)" office:value-type="float" office:value="21" calcext:value-type="float">
            <text:p>2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string" office:string-value="-" calcext:value-type="string">
            <text:p>-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-" calcext:value-type="string">
            <text:p>-</text:p>
          </table:table-cell>
          <table:table-cell table:formula="of:=ABS([.R6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F(RANDBETWEEN(0;1);-1;1)*RANDBETWEEN(1;6)" office:value-type="float" office:value="-1" calcext:value-type="float">
            <text:p>-1</text:p>
          </table:table-cell>
          <table:table-cell table:style-name="ce304" table:formula="of:=-2*[.Q6]*[.T6]" office:value-type="float" office:value="-8" calcext:value-type="float">
            <text:p>-8</text:p>
          </table:table-cell>
          <table:table-cell table:style-name="ce304" table:formula="of:=RANDBETWEEN(-10;10)" office:value-type="float" office:value="5" calcext:value-type="float">
            <text:p>5</text:p>
          </table:table-cell>
          <table:table-cell table:style-name="ce304" table:formula="of:=IF(RANDBETWEEN(0;1);-1;1)*RANDBETWEEN(1;6)" office:value-type="float" office:value="-4" calcext:value-type="float">
            <text:p>-4</text:p>
          </table:table-cell>
          <table:table-cell table:style-name="ce304" table:formula="of:=[.Q6]*[.T6]^2+[.R6]*[.T6]+[.S6]" office:value-type="float" office:value="21" calcext:value-type="float">
            <text:p>21</text:p>
          </table:table-cell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642979" calcext:value-type="float">
            <text:p>642979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6]);ABS([.AJ6]))" office:value-type="float" office:value="1" calcext:value-type="float">
            <text:p>1</text:p>
          </table:table-cell>
          <table:table-cell table:style-name="ce337" table:formula="of:=-[.AJ6]/[.AI6]" office:value-type="float" office:value="1.66666666666667" calcext:value-type="float">
            <text:p><text:s/>5/3 </text:p>
          </table:table-cell>
          <table:table-cell table:style-name="ce334" table:formula="of:=RANK([.AH6];[.$AH$2:.$AH$26];0)" office:value-type="float" office:value="8" calcext:value-type="float">
            <text:p>8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506956" calcext:value-type="float">
            <text:p>506956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7" calcext:value-type="float">
            <text:p>7</text:p>
          </table:table-cell>
          <table:table-cell table:style-name="ce341" table:formula="of:=GCD(ABS(2*[.AQ6]);ABS([.AS6]))" office:value-type="float" office:value="1" calcext:value-type="float">
            <text:p>1</text:p>
          </table:table-cell>
          <table:table-cell table:style-name="ce337" table:formula="of:=-[.AS6]/[.AQ6]" office:value-type="float" office:value="1.66666666666667" calcext:value-type="float">
            <text:p><text:s/>5/3 </text:p>
          </table:table-cell>
          <table:table-cell table:style-name="ce334" table:formula="of:=[.AR6]*[.AS6]-[.AQ6]*[.AT6]" office:value-type="float" office:value="31" calcext:value-type="float">
            <text:p>31</text:p>
          </table:table-cell>
          <table:table-cell table:style-name="ce334" table:formula="of:=[.AS6]" office:value-type="float" office:value="5" calcext:value-type="float">
            <text:p>5</text:p>
          </table:table-cell>
          <table:table-cell table:style-name="ce341" table:formula="of:=GCD(ABS([.AW6]);ABS([.AS6]))" office:value-type="float" office:value="1" calcext:value-type="float">
            <text:p>1</text:p>
          </table:table-cell>
          <table:table-cell table:style-name="ce337" table:formula="of:=([.AR6]*[.AS6]-[.AQ6]*[.AT6])/[.AS6]" office:value-type="float" office:value="6.2" calcext:value-type="float">
            <text:p>31/5 </text:p>
          </table:table-cell>
          <table:table-cell table:style-name="ce334" table:formula="of:=RANK([.AP6];[.$AP$2:.$AP$26];0)" office:value-type="float" office:value="14" calcext:value-type="float">
            <text:p>1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30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30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30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30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30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306" table:number-columns-repeated="2"/>
          <table:table-cell table:style-name="ce304" table:formula="of:=SUM([.W7:.AC7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238654" calcext:value-type="float">
            <text:p>238654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7]);ABS([.AJ7]))" office:value-type="float" office:value="1" calcext:value-type="float">
            <text:p>1</text:p>
          </table:table-cell>
          <table:table-cell table:style-name="ce336" table:formula="of:=-[.AJ7]/[.AI7]" office:value-type="float" office:value="0.5" calcext:value-type="float">
            <text:p><text:s/>1/2 </text:p>
          </table:table-cell>
          <table:table-cell table:style-name="ce311" table:formula="of:=RANK([.AH7];[.$AH$2:.$AH$26];0)" office:value-type="float" office:value="18" calcext:value-type="float">
            <text:p>18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949543" calcext:value-type="float">
            <text:p>949543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7]);ABS([.AS7]))" office:value-type="float" office:value="1" calcext:value-type="float">
            <text:p>1</text:p>
          </table:table-cell>
          <table:table-cell table:style-name="ce336" table:formula="of:=-[.AS7]/[.AQ7]" office:value-type="float" office:value="3.5" calcext:value-type="float">
            <text:p><text:s/>7/2 </text:p>
          </table:table-cell>
          <table:table-cell table:style-name="ce311" table:formula="of:=[.AR7]*[.AS7]-[.AQ7]*[.AT7]" office:value-type="float" office:value="39" calcext:value-type="float">
            <text:p>39</text:p>
          </table:table-cell>
          <table:table-cell table:style-name="ce311" table:formula="of:=[.AS7]" office:value-type="float" office:value="7" calcext:value-type="float">
            <text:p>7</text:p>
          </table:table-cell>
          <table:table-cell table:style-name="ce340" table:formula="of:=GCD(ABS([.AW7]);ABS([.AS7]))" office:value-type="float" office:value="1" calcext:value-type="float">
            <text:p>1</text:p>
          </table:table-cell>
          <table:table-cell table:style-name="ce336" table:formula="of:=([.AR7]*[.AS7]-[.AQ7]*[.AT7])/[.AS7]" office:value-type="float" office:value="5.57142857142857" calcext:value-type="float">
            <text:p>39/7 </text:p>
          </table:table-cell>
          <table:table-cell table:style-name="ce311" table:formula="of:=RANK([.AP7];[.$AP$2:.$AP$26];0)" office:value-type="float" office:value="4" calcext:value-type="float">
            <text:p>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string" office:string-value="-" calcext:value-type="string">
            <text:p>-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6" table:number-columns-repeated="2"/>
          <table:table-cell table:number-columns-repeated="4"/>
          <table:table-cell table:style-name="ce30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30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30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30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30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30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30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304" table:formula="of:=SUM([.W8:.AC8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117218" calcext:value-type="float">
            <text:p>117218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8]);ABS([.AJ8]))" office:value-type="float" office:value="1" calcext:value-type="float">
            <text:p>1</text:p>
          </table:table-cell>
          <table:table-cell table:style-name="ce337" table:formula="of:=-[.AJ8]/[.AI8]" office:value-type="float" office:value="-2.5" calcext:value-type="float">
            <text:p>- 5/2 </text:p>
          </table:table-cell>
          <table:table-cell table:style-name="ce334" table:formula="of:=RANK([.AH8];[.$AH$2:.$AH$26];0)" office:value-type="float" office:value="23" calcext:value-type="float">
            <text:p>23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903549" calcext:value-type="float">
            <text:p>903549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8]);ABS([.AS8]))" office:value-type="float" office:value="1" calcext:value-type="float">
            <text:p>1</text:p>
          </table:table-cell>
          <table:table-cell table:style-name="ce337" table:formula="of:=-[.AS8]/[.AQ8]" office:value-type="float" office:value="-2.5" calcext:value-type="float">
            <text:p>- 5/2 </text:p>
          </table:table-cell>
          <table:table-cell table:style-name="ce334" table:formula="of:=[.AR8]*[.AS8]-[.AQ8]*[.AT8]" office:value-type="float" office:value="21" calcext:value-type="float">
            <text:p>21</text:p>
          </table:table-cell>
          <table:table-cell table:style-name="ce334" table:formula="of:=[.AS8]" office:value-type="float" office:value="5" calcext:value-type="float">
            <text:p>5</text:p>
          </table:table-cell>
          <table:table-cell table:style-name="ce341" table:formula="of:=GCD(ABS([.AW8]);ABS([.AS8]))" office:value-type="float" office:value="1" calcext:value-type="float">
            <text:p>1</text:p>
          </table:table-cell>
          <table:table-cell table:style-name="ce337" table:formula="of:=([.AR8]*[.AS8]-[.AQ8]*[.AT8])/[.AS8]" office:value-type="float" office:value="4.2" calcext:value-type="float">
            <text:p>21/5 </text:p>
          </table:table-cell>
          <table:table-cell table:style-name="ce334" table:formula="of:=RANK([.AP8];[.$AP$2:.$AP$26];0)" office:value-type="float" office:value="9" calcext:value-type="float">
            <text:p>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234" table:formula="of:=IF([.Q6]&lt;0;&quot;+&quot;;&quot;-&quot;)" office:value-type="string" office:string-value="+" calcext:value-type="string">
            <text:p>+</text:p>
          </table:table-cell>
          <table:table-cell table:formula="of:=ABS([.$Q$6]*[.E9]^2)" office:value-type="float" office:value="16" calcext:value-type="float">
            <text:p>16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0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30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30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30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30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30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30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304" table:formula="of:=SUM([.W9:.AC9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65907" calcext:value-type="float">
            <text:p>6590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9]);ABS([.AJ9]))" office:value-type="float" office:value="1" calcext:value-type="float">
            <text:p>1</text:p>
          </table:table-cell>
          <table:table-cell table:style-name="ce336" table:formula="of:=-[.AJ9]/[.AI9]" office:value-type="float" office:value="-2.33333333333333" calcext:value-type="float">
            <text:p>- 7/3 </text:p>
          </table:table-cell>
          <table:table-cell table:style-name="ce311" table:formula="of:=RANK([.AH9];[.$AH$2:.$AH$26];0)" office:value-type="float" office:value="25" calcext:value-type="float">
            <text:p>25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665161" calcext:value-type="float">
            <text:p>66516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9]);ABS([.AS9]))" office:value-type="float" office:value="1" calcext:value-type="float">
            <text:p>1</text:p>
          </table:table-cell>
          <table:table-cell table:style-name="ce336" table:formula="of:=-[.AS9]/[.AQ9]" office:value-type="float" office:value="-2.33333333333333" calcext:value-type="float">
            <text:p>- 7/3 </text:p>
          </table:table-cell>
          <table:table-cell table:style-name="ce311" table:formula="of:=[.AR9]*[.AS9]-[.AQ9]*[.AT9]" office:value-type="float" office:value="-40" calcext:value-type="float">
            <text:p>-40</text:p>
          </table:table-cell>
          <table:table-cell table:style-name="ce311" table:formula="of:=[.AS9]" office:value-type="float" office:value="7" calcext:value-type="float">
            <text:p>7</text:p>
          </table:table-cell>
          <table:table-cell table:style-name="ce340" table:formula="of:=GCD(ABS([.AW9]);ABS([.AS9]))" office:value-type="float" office:value="1" calcext:value-type="float">
            <text:p>1</text:p>
          </table:table-cell>
          <table:table-cell table:style-name="ce336" table:formula="of:=([.AR9]*[.AS9]-[.AQ9]*[.AT9])/[.AS9]" office:value-type="float" office:value="-5.71428571428571" calcext:value-type="float">
            <text:p>-40/7 </text:p>
          </table:table-cell>
          <table:table-cell table:style-name="ce311" table:formula="of:=RANK([.AP9];[.$AP$2:.$AP$26];0)" office:value-type="float" office:value="11" calcext:value-type="float">
            <text:p>1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4" calcext:value-type="float">
            <text:p>4</text:p>
          </table:table-cell>
          <table:table-cell office:value-type="string" calcext:value-type="string">
            <text:p>)²</text:p>
          </table:table-cell>
          <table:table-cell table:style-name="ce234" table:formula="of:=IF([.U6]&lt;0;&quot;-&quot;;&quot;+&quot;)" office:value-type="string" office:string-value="+" calcext:value-type="string">
            <text:p>+</text:p>
          </table:table-cell>
          <table:table-cell table:formula="of:=ABS([.U6])" office:value-type="float" office:value="21" calcext:value-type="float">
            <text:p>21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10"/>
          <table:table-cell table:style-name="ce30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30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30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30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30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304" table:formula="of:=SUM([.W10:.AC10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911196" calcext:value-type="float">
            <text:p>911196</text:p>
          </table:table-cell>
          <table:table-cell table:style-name="ce334" table:formula="of:=[.AI9]+1" office:value-type="float" office:value="4" calcext:value-type="float">
            <text:p>4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0]);ABS([.AJ10]))" office:value-type="float" office:value="1" calcext:value-type="float">
            <text:p>1</text:p>
          </table:table-cell>
          <table:table-cell table:style-name="ce337" table:formula="of:=-[.AJ10]/[.AI10]" office:value-type="float" office:value="-0.25" calcext:value-type="float">
            <text:p>- 1/4 </text:p>
          </table:table-cell>
          <table:table-cell table:style-name="ce334" table:formula="of:=RANK([.AH10];[.$AH$2:.$AH$26];0)" office:value-type="float" office:value="2" calcext:value-type="float">
            <text:p>2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386041" calcext:value-type="float">
            <text:p>386041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2" calcext:value-type="float">
            <text:p>-2</text:p>
          </table:table-cell>
          <table:table-cell table:style-name="ce341" table:formula="of:=GCD(ABS(2*[.AQ10]);ABS([.AS10]))" office:value-type="float" office:value="1" calcext:value-type="float">
            <text:p>1</text:p>
          </table:table-cell>
          <table:table-cell table:style-name="ce337" table:formula="of:=-[.AS10]/[.AQ10]" office:value-type="float" office:value="-0.428571428571429" calcext:value-type="float">
            <text:p>- 3/7 </text:p>
          </table:table-cell>
          <table:table-cell table:style-name="ce334" table:formula="of:=[.AR10]*[.AS10]-[.AQ10]*[.AT10]" office:value-type="float" office:value="-1" calcext:value-type="float">
            <text:p>-1</text:p>
          </table:table-cell>
          <table:table-cell table:style-name="ce334" table:formula="of:=[.AS10]" office:value-type="float" office:value="3" calcext:value-type="float">
            <text:p>3</text:p>
          </table:table-cell>
          <table:table-cell table:style-name="ce341" table:formula="of:=GCD(ABS([.AW10]);ABS([.AS10]))" office:value-type="float" office:value="1" calcext:value-type="float">
            <text:p>1</text:p>
          </table:table-cell>
          <table:table-cell table:style-name="ce337" table:formula="of:=([.AR10]*[.AS10]-[.AQ10]*[.AT10])/[.AS10]" office:value-type="float" office:value="-0.333333333333333" calcext:value-type="float">
            <text:p>- 1/3 </text:p>
          </table:table-cell>
          <table:table-cell table:style-name="ce334" table:formula="of:=RANK([.AP10];[.$AP$2:.$AP$26];0)" office:value-type="float" office:value="17" calcext:value-type="float">
            <text:p>1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number-columns-repeated="6"/>
          <table:table-cell table:style-name="ce234"/>
          <table:table-cell table:number-columns-repeated="3"/>
          <table:table-cell table:style-name="ce232" table:number-columns-repeated="2"/>
          <table:table-cell table:number-columns-repeated="10"/>
          <table:table-cell table:style-name="ce246" office:value-type="string" calcext:value-type="string">
            <text:p></text:p>
          </table:table-cell>
          <table:table-cell table:style-name="ce246" office:value-type="string" calcext:value-type="string">
            <text:p></text:p>
          </table:table-cell>
          <table:table-cell table:number-columns-repeated="5"/>
          <table:table-cell table:style-name="ce304" table:number-columns-repeated="2"/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821412" calcext:value-type="float">
            <text:p>821412</text:p>
          </table:table-cell>
          <table:table-cell table:style-name="ce311" table:formula="of:=[.AI10]+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11]);ABS([.AJ11]))" office:value-type="float" office:value="1" calcext:value-type="float">
            <text:p>1</text:p>
          </table:table-cell>
          <table:table-cell table:style-name="ce336" table:formula="of:=-[.AJ11]/[.AI11]" office:value-type="float" office:value="-1.4" calcext:value-type="float">
            <text:p>- 7/5 </text:p>
          </table:table-cell>
          <table:table-cell table:style-name="ce311" table:formula="of:=RANK([.AH11];[.$AH$2:.$AH$26];0)" office:value-type="float" office:value="4" calcext:value-type="float">
            <text:p>4</text:p>
          </table:table-cell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978470" calcext:value-type="float">
            <text:p>978470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-3" calcext:value-type="float">
            <text:p>-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1]);ABS([.AS11]))" office:value-type="float" office:value="1" calcext:value-type="float">
            <text:p>1</text:p>
          </table:table-cell>
          <table:table-cell table:style-name="ce336" table:formula="of:=-[.AS11]/[.AQ11]" office:value-type="float" office:value="-1.75" calcext:value-type="float">
            <text:p>- 7/4 </text:p>
          </table:table-cell>
          <table:table-cell table:style-name="ce311" table:formula="of:=[.AR11]*[.AS11]-[.AQ11]*[.AT11]" office:value-type="float" office:value="-33" calcext:value-type="float">
            <text:p>-33</text:p>
          </table:table-cell>
          <table:table-cell table:style-name="ce311" table:formula="of:=[.AS11]" office:value-type="float" office:value="7" calcext:value-type="float">
            <text:p>7</text:p>
          </table:table-cell>
          <table:table-cell table:style-name="ce340" table:formula="of:=GCD(ABS([.AW11]);ABS([.AS11]))" office:value-type="float" office:value="1" calcext:value-type="float">
            <text:p>1</text:p>
          </table:table-cell>
          <table:table-cell table:style-name="ce336" table:formula="of:=([.AR11]*[.AS11]-[.AQ11]*[.AT11])/[.AS11]" office:value-type="float" office:value="-4.71428571428571" calcext:value-type="float">
            <text:p>-33/7 </text:p>
          </table:table-cell>
          <table:table-cell table:style-name="ce311" table:formula="of:=RANK([.AP11];[.$AP$2:.$AP$26];0)" office:value-type="float" office:value="3" calcext:value-type="float">
            <text:p>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/>
          <table:table-cell table:style-name="ce232"/>
          <table:table-cell table:number-columns-repeated="19"/>
          <table:table-cell table:style-name="ce30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30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304" table:formula="of:=SUM([.W12:.AC1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236859" calcext:value-type="float">
            <text:p>236859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2]);ABS([.AJ12]))" office:value-type="float" office:value="1" calcext:value-type="float">
            <text:p>1</text:p>
          </table:table-cell>
          <table:table-cell table:style-name="ce337" table:formula="of:=-[.AJ12]/[.AI12]" office:value-type="float" office:value="-0.166666666666667" calcext:value-type="float">
            <text:p>- 1/6 </text:p>
          </table:table-cell>
          <table:table-cell table:style-name="ce334" table:formula="of:=RANK([.AH12];[.$AH$2:.$AH$26];0)" office:value-type="float" office:value="19" calcext:value-type="float">
            <text:p>19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470032" calcext:value-type="float">
            <text:p>470032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-7" calcext:value-type="float">
            <text:p>-7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12]);ABS([.AS12]))" office:value-type="float" office:value="1" calcext:value-type="float">
            <text:p>1</text:p>
          </table:table-cell>
          <table:table-cell table:style-name="ce337" table:formula="of:=-[.AS12]/[.AQ12]" office:value-type="float" office:value="1.16666666666667" calcext:value-type="float">
            <text:p><text:s/>7/6 </text:p>
          </table:table-cell>
          <table:table-cell table:style-name="ce334" table:formula="of:=[.AR12]*[.AS12]-[.AQ12]*[.AT12]" office:value-type="float" office:value="2" calcext:value-type="float">
            <text:p>2</text:p>
          </table:table-cell>
          <table:table-cell table:style-name="ce334" table:formula="of:=[.AS12]" office:value-type="float" office:value="-7" calcext:value-type="float">
            <text:p>-7</text:p>
          </table:table-cell>
          <table:table-cell table:style-name="ce341" table:formula="of:=GCD(ABS([.AW12]);ABS([.AS12]))" office:value-type="float" office:value="1" calcext:value-type="float">
            <text:p>1</text:p>
          </table:table-cell>
          <table:table-cell table:style-name="ce337" table:formula="of:=([.AR12]*[.AS12]-[.AQ12]*[.AT12])/[.AS12]" office:value-type="float" office:value="-0.285714285714286" calcext:value-type="float">
            <text:p>- 2/7 </text:p>
          </table:table-cell>
          <table:table-cell table:style-name="ce334" table:formula="of:=RANK([.AP12];[.$AP$2:.$AP$26];0)" office:value-type="float" office:value="16" calcext:value-type="float">
            <text:p>1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28"/>
          <table:table-cell table:style-name="ce329" office:value-type="string" calcext:value-type="string">
            <text:p>Note</text:p>
          </table:table-cell>
          <table:table-cell table:style-name="ce32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519567" calcext:value-type="float">
            <text:p>519567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3]);ABS([.AJ13]))" office:value-type="float" office:value="1" calcext:value-type="float">
            <text:p>1</text:p>
          </table:table-cell>
          <table:table-cell table:style-name="ce336" table:formula="of:=-[.AJ13]/[.AI13]" office:value-type="float" office:value="-0.428571428571429" calcext:value-type="float">
            <text:p>- 3/7 </text:p>
          </table:table-cell>
          <table:table-cell table:style-name="ce311" table:formula="of:=RANK([.AH13];[.$AH$2:.$AH$26];0)" office:value-type="float" office:value="15" calcext:value-type="float">
            <text:p>15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17387" calcext:value-type="float">
            <text:p>17387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-7" calcext:value-type="float">
            <text:p>-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13]);ABS([.AS13]))" office:value-type="float" office:value="1" calcext:value-type="float">
            <text:p>1</text:p>
          </table:table-cell>
          <table:table-cell table:style-name="ce336" table:formula="of:=-[.AS13]/[.AQ13]" office:value-type="float" office:value="-0.428571428571429" calcext:value-type="float">
            <text:p>- 3/7 </text:p>
          </table:table-cell>
          <table:table-cell table:style-name="ce311" table:formula="of:=[.AR13]*[.AS13]-[.AQ13]*[.AT13]" office:value-type="float" office:value="-56" calcext:value-type="float">
            <text:p>-56</text:p>
          </table:table-cell>
          <table:table-cell table:style-name="ce311" table:formula="of:=[.AS13]" office:value-type="float" office:value="3" calcext:value-type="float">
            <text:p>3</text:p>
          </table:table-cell>
          <table:table-cell table:style-name="ce340" table:formula="of:=GCD(ABS([.AW13]);ABS([.AS13]))" office:value-type="float" office:value="1" calcext:value-type="float">
            <text:p>1</text:p>
          </table:table-cell>
          <table:table-cell table:style-name="ce336" table:formula="of:=([.AR13]*[.AS13]-[.AQ13]*[.AT13])/[.AS13]" office:value-type="float" office:value="-18.6666666666667" calcext:value-type="float">
            <text:p>-56/3 </text:p>
          </table:table-cell>
          <table:table-cell table:style-name="ce311" table:formula="of:=RANK([.AP13];[.$AP$2:.$AP$26];0)" office:value-type="float" office:value="25" calcext:value-type="float">
            <text:p>2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31"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199850" calcext:value-type="float">
            <text:p>199850</text:p>
          </table:table-cell>
          <table:table-cell table:style-name="ce304" office:value-type="float" office:value="-7" calcext:value-type="float">
            <text:p>-7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14]);ABS([.AJ14]))" office:value-type="float" office:value="1" calcext:value-type="float">
            <text:p>1</text:p>
          </table:table-cell>
          <table:table-cell table:style-name="ce337" table:formula="of:=-[.AJ14]/[.AI14]" office:value-type="float" office:value="0.428571428571429" calcext:value-type="float">
            <text:p><text:s/>3/7 </text:p>
          </table:table-cell>
          <table:table-cell table:style-name="ce334" table:formula="of:=RANK([.AH14];[.$AH$2:.$AH$26];0)" office:value-type="float" office:value="20" calcext:value-type="float">
            <text:p>20</text:p>
          </table:table-cell>
          <table:table-cell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114302" calcext:value-type="float">
            <text:p>114302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-3" calcext:value-type="float">
            <text:p>-3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4]);ABS([.AS14]))" office:value-type="float" office:value="1" calcext:value-type="float">
            <text:p>1</text:p>
          </table:table-cell>
          <table:table-cell table:style-name="ce337" table:formula="of:=-[.AS14]/[.AQ14]" office:value-type="float" office:value="0.428571428571429" calcext:value-type="float">
            <text:p><text:s/>3/7 </text:p>
          </table:table-cell>
          <table:table-cell table:style-name="ce334" table:formula="of:=[.AR14]*[.AS14]-[.AQ14]*[.AT14]" office:value-type="float" office:value="19" calcext:value-type="float">
            <text:p>19</text:p>
          </table:table-cell>
          <table:table-cell table:style-name="ce334" table:formula="of:=[.AS14]" office:value-type="float" office:value="3" calcext:value-type="float">
            <text:p>3</text:p>
          </table:table-cell>
          <table:table-cell table:style-name="ce341" table:formula="of:=GCD(ABS([.AW14]);ABS([.AS14]))" office:value-type="float" office:value="1" calcext:value-type="float">
            <text:p>1</text:p>
          </table:table-cell>
          <table:table-cell table:style-name="ce337" table:formula="of:=([.AR14]*[.AS14]-[.AQ14]*[.AT14])/[.AS14]" office:value-type="float" office:value="6.33333333333333" calcext:value-type="float">
            <text:p>19/3 </text:p>
          </table:table-cell>
          <table:table-cell table:style-name="ce334" table:formula="of:=RANK([.AP14];[.$AP$2:.$AP$26];0)" office:value-type="float" office:value="23" calcext:value-type="float">
            <text:p>2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26"/>
          <table:covered-table-cell table:number-columns-repeated="2" table:style-name="ce236"/>
          <table:covered-table-cell table:number-columns-repeated="10"/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779429" calcext:value-type="float">
            <text:p>779429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15]);ABS([.AJ15]))" office:value-type="float" office:value="1" calcext:value-type="float">
            <text:p>1</text:p>
          </table:table-cell>
          <table:table-cell table:style-name="ce336" table:formula="of:=-[.AJ15]/[.AI15]" office:value-type="float" office:value="0.833333333333333" calcext:value-type="float">
            <text:p><text:s/>5/6 </text:p>
          </table:table-cell>
          <table:table-cell table:style-name="ce311" table:formula="of:=RANK([.AH15];[.$AH$2:.$AH$26];0)" office:value-type="float" office:value="6" calcext:value-type="float">
            <text:p>6</text:p>
          </table:table-cell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600171" calcext:value-type="float">
            <text:p>600171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-5" calcext:value-type="float">
            <text:p>-5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5]);ABS([.AS15]))" office:value-type="float" office:value="1" calcext:value-type="float">
            <text:p>1</text:p>
          </table:table-cell>
          <table:table-cell table:style-name="ce336" table:formula="of:=-[.AS15]/[.AQ15]" office:value-type="float" office:value="0.833333333333333" calcext:value-type="float">
            <text:p><text:s/>5/6 </text:p>
          </table:table-cell>
          <table:table-cell table:style-name="ce311" table:formula="of:=[.AR15]*[.AS15]-[.AQ15]*[.AT15]" office:value-type="float" office:value="-7" calcext:value-type="float">
            <text:p>-7</text:p>
          </table:table-cell>
          <table:table-cell table:style-name="ce311" table:formula="of:=[.AS15]" office:value-type="float" office:value="5" calcext:value-type="float">
            <text:p>5</text:p>
          </table:table-cell>
          <table:table-cell table:style-name="ce340" table:formula="of:=GCD(ABS([.AW15]);ABS([.AS15]))" office:value-type="float" office:value="1" calcext:value-type="float">
            <text:p>1</text:p>
          </table:table-cell>
          <table:table-cell table:style-name="ce336" table:formula="of:=([.AR15]*[.AS15]-[.AQ15]*[.AT15])/[.AS15]" office:value-type="float" office:value="-1.4" calcext:value-type="float">
            <text:p>- 7/5 </text:p>
          </table:table-cell>
          <table:table-cell table:style-name="ce311" table:formula="of:=RANK([.AP15];[.$AP$2:.$AP$26];0)" office:value-type="float" office:value="12" calcext:value-type="float">
            <text:p>1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577461" calcext:value-type="float">
            <text:p>577461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table:formula="of:=GCD(ABS(2*[.AI16]);ABS([.AJ16]))" office:value-type="float" office:value="1" calcext:value-type="float">
            <text:p>1</text:p>
          </table:table-cell>
          <table:table-cell table:style-name="ce337" table:formula="of:=-[.AJ16]/[.AI16]" office:value-type="float" office:value="1.4" calcext:value-type="float">
            <text:p><text:s/>7/5 </text:p>
          </table:table-cell>
          <table:table-cell table:style-name="ce334" table:formula="of:=RANK([.AH16];[.$AH$2:.$AH$26];0)" office:value-type="float" office:value="11" calcext:value-type="float">
            <text:p>11</text:p>
          </table:table-cell>
          <table:table-cell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913161" calcext:value-type="float">
            <text:p>913161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6]);ABS([.AS16]))" office:value-type="float" office:value="1" calcext:value-type="float">
            <text:p>1</text:p>
          </table:table-cell>
          <table:table-cell table:style-name="ce337" table:formula="of:=-[.AS16]/[.AQ16]" office:value-type="float" office:value="1.4" calcext:value-type="float">
            <text:p><text:s/>7/5 </text:p>
          </table:table-cell>
          <table:table-cell table:style-name="ce334" table:formula="of:=[.AR16]*[.AS16]-[.AQ16]*[.AT16]" office:value-type="float" office:value="48" calcext:value-type="float">
            <text:p>48</text:p>
          </table:table-cell>
          <table:table-cell table:style-name="ce334" table:formula="of:=[.AS16]" office:value-type="float" office:value="7" calcext:value-type="float">
            <text:p>7</text:p>
          </table:table-cell>
          <table:table-cell table:style-name="ce341" table:formula="of:=GCD(ABS([.AW16]);ABS([.AS16]))" office:value-type="float" office:value="1" calcext:value-type="float">
            <text:p>1</text:p>
          </table:table-cell>
          <table:table-cell table:style-name="ce337" table:formula="of:=([.AR16]*[.AS16]-[.AQ16]*[.AT16])/[.AS16]" office:value-type="float" office:value="6.85714285714286" calcext:value-type="float">
            <text:p>48/7 </text:p>
          </table:table-cell>
          <table:table-cell table:style-name="ce334" table:formula="of:=RANK([.AP16];[.$AP$2:.$AP$26];0)" office:value-type="float" office:value="8" calcext:value-type="float">
            <text:p>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2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4 x² + 3 x - 9 = 0" calcext:value-type="string" table:number-columns-spanned="5" table:number-rows-spanned="1">
            <text:p>4 x² + 3 x - 9 = 0</text:p>
          </table:table-cell>
          <table:covered-table-cell table:number-columns-repeated="4"/>
          <table:table-cell table:number-columns-repeated="5"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621902" calcext:value-type="float">
            <text:p>621902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7]);ABS([.AJ17]))" office:value-type="float" office:value="1" calcext:value-type="float">
            <text:p>1</text:p>
          </table:table-cell>
          <table:table-cell table:style-name="ce336" table:formula="of:=-[.AJ17]/[.AI17]" office:value-type="float" office:value="0.75" calcext:value-type="float">
            <text:p><text:s/>3/4 </text:p>
          </table:table-cell>
          <table:table-cell table:style-name="ce311" table:formula="of:=RANK([.AH17];[.$AH$2:.$AH$26];0)" office:value-type="float" office:value="10" calcext:value-type="float">
            <text:p>10</text:p>
          </table:table-cell>
          <table:table-cell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918722" calcext:value-type="float">
            <text:p>918722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17]);ABS([.AS17]))" office:value-type="float" office:value="1" calcext:value-type="float">
            <text:p>1</text:p>
          </table:table-cell>
          <table:table-cell table:style-name="ce336" table:formula="of:=-[.AS17]/[.AQ17]" office:value-type="float" office:value="0.75" calcext:value-type="float">
            <text:p><text:s/>3/4 </text:p>
          </table:table-cell>
          <table:table-cell table:style-name="ce311" table:formula="of:=[.AR17]*[.AS17]-[.AQ17]*[.AT17]" office:value-type="float" office:value="19" calcext:value-type="float">
            <text:p>19</text:p>
          </table:table-cell>
          <table:table-cell table:style-name="ce311" table:formula="of:=[.AS17]" office:value-type="float" office:value="3" calcext:value-type="float">
            <text:p>3</text:p>
          </table:table-cell>
          <table:table-cell table:style-name="ce340" table:formula="of:=GCD(ABS([.AW17]);ABS([.AS17]))" office:value-type="float" office:value="1" calcext:value-type="float">
            <text:p>1</text:p>
          </table:table-cell>
          <table:table-cell table:style-name="ce336" table:formula="of:=([.AR17]*[.AS17]-[.AQ17]*[.AT17])/[.AS17]" office:value-type="float" office:value="6.33333333333333" calcext:value-type="float">
            <text:p>19/3 </text:p>
          </table:table-cell>
          <table:table-cell table:style-name="ce311" table:formula="of:=RANK([.AP17];[.$AP$2:.$AP$26];0)" office:value-type="float" office:value="7" calcext:value-type="float">
            <text:p>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4" calcext:value-type="float">
            <text:p>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4" table:formula="of:=IF(ABS([.R18])=1;&quot;&quot;;ABS([.R18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NDEX([.AI2:.AI26];[.AM2])" office:value-type="float" office:value="4" calcext:value-type="float">
            <text:p>4</text:p>
          </table:table-cell>
          <table:table-cell table:style-name="ce304" table:formula="of:=INDEX([.AJ2:.AJ26];[.AM2])" office:value-type="float" office:value="3" calcext:value-type="float">
            <text:p>3</text:p>
          </table:table-cell>
          <table:table-cell table:style-name="ce304" table:formula="of:=IF(RANDBETWEEN(0;1);-1;1)*RANDBETWEEN(1;10)" office:value-type="float" office:value="-9" calcext:value-type="float">
            <text:p>-9</text:p>
          </table:table-cell>
          <table:table-cell table:style-name="ce306"/>
          <table:table-cell table:style-name="ce232"/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275258" calcext:value-type="float">
            <text:p>275258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8]);ABS([.AJ18]))" office:value-type="float" office:value="1" calcext:value-type="float">
            <text:p>1</text:p>
          </table:table-cell>
          <table:table-cell table:style-name="ce337" table:formula="of:=-[.AJ18]/[.AI18]" office:value-type="float" office:value="0.333333333333333" calcext:value-type="float">
            <text:p><text:s/>1/3 </text:p>
          </table:table-cell>
          <table:table-cell table:style-name="ce334" table:formula="of:=RANK([.AH18];[.$AH$2:.$AH$26];0)" office:value-type="float" office:value="16" calcext:value-type="float">
            <text:p>16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923375" calcext:value-type="float">
            <text:p>923375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18]);ABS([.AS18]))" office:value-type="float" office:value="1" calcext:value-type="float">
            <text:p>1</text:p>
          </table:table-cell>
          <table:table-cell table:style-name="ce337" table:formula="of:=-[.AS18]/[.AQ18]" office:value-type="float" office:value="-2.5" calcext:value-type="float">
            <text:p>- 5/2 </text:p>
          </table:table-cell>
          <table:table-cell table:style-name="ce334" table:formula="of:=[.AR18]*[.AS18]-[.AQ18]*[.AT18]" office:value-type="float" office:value="41" calcext:value-type="float">
            <text:p>41</text:p>
          </table:table-cell>
          <table:table-cell table:style-name="ce334" table:formula="of:=[.AS18]" office:value-type="float" office:value="5" calcext:value-type="float">
            <text:p>5</text:p>
          </table:table-cell>
          <table:table-cell table:style-name="ce341" table:formula="of:=GCD(ABS([.AW18]);ABS([.AS18]))" office:value-type="float" office:value="1" calcext:value-type="float">
            <text:p>1</text:p>
          </table:table-cell>
          <table:table-cell table:style-name="ce337" table:formula="of:=([.AR18]*[.AS18]-[.AQ18]*[.AT18])/[.AS18]" office:value-type="float" office:value="8.2" calcext:value-type="float">
            <text:p>41/5 </text:p>
          </table:table-cell>
          <table:table-cell table:style-name="ce334" table:formula="of:=RANK([.AP18];[.$AP$2:.$AP$26];0)" office:value-type="float" office:value="6" calcext:value-type="float">
            <text:p>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2"/>
          <table:table-cell table:style-name="ce230" office:value-type="string" calcext:value-type="string" table:number-columns-spanned="2" table:number-rows-spanned="1">
            <text:p></text:p>
          </table:table-cell>
          <table:covered-table-cell table:style-name="ce232"/>
          <table:table-cell table:style-name="ce230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39" office:value-type="string" calcext:value-type="string" table:number-columns-spanned="1" table:number-rows-spanned="3">
            <text:p>L1</text:p>
          </table:table-cell>
          <table:table-cell table:style-name="ce304" table:number-columns-repeated="2"/>
          <table:table-cell table:style-name="ce304" table:formula="of:=IF(ISBLANK([$'2nd degré niveau 2'.F5]);0;IF([$'2nd degré niveau 2'.F5]=[.E20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19:.AC19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568249" calcext:value-type="float">
            <text:p>568249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19]);ABS([.AJ19]))" office:value-type="float" office:value="1" calcext:value-type="float">
            <text:p>1</text:p>
          </table:table-cell>
          <table:table-cell table:style-name="ce336" table:formula="of:=-[.AJ19]/[.AI19]" office:value-type="float" office:value="0.5" calcext:value-type="float">
            <text:p><text:s/>1/2 </text:p>
          </table:table-cell>
          <table:table-cell table:style-name="ce311" table:formula="of:=RANK([.AH19];[.$AH$2:.$AH$26];0)" office:value-type="float" office:value="12" calcext:value-type="float">
            <text:p>12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984208" calcext:value-type="float">
            <text:p>984208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2" calcext:value-type="float">
            <text:p>-2</text:p>
          </table:table-cell>
          <table:table-cell table:style-name="ce340" table:formula="of:=GCD(ABS(2*[.AQ19]);ABS([.AS19]))" office:value-type="float" office:value="1" calcext:value-type="float">
            <text:p>1</text:p>
          </table:table-cell>
          <table:table-cell table:style-name="ce336" table:formula="of:=-[.AS19]/[.AQ19]" office:value-type="float" office:value="1.5" calcext:value-type="float">
            <text:p><text:s/>3/2 </text:p>
          </table:table-cell>
          <table:table-cell table:style-name="ce311" table:formula="of:=[.AR19]*[.AS19]-[.AQ19]*[.AT19]" office:value-type="float" office:value="11" calcext:value-type="float">
            <text:p>11</text:p>
          </table:table-cell>
          <table:table-cell table:style-name="ce311" table:formula="of:=[.AS19]" office:value-type="float" office:value="3" calcext:value-type="float">
            <text:p>3</text:p>
          </table:table-cell>
          <table:table-cell table:style-name="ce340" table:formula="of:=GCD(ABS([.AW19]);ABS([.AS19]))" office:value-type="float" office:value="1" calcext:value-type="float">
            <text:p>1</text:p>
          </table:table-cell>
          <table:table-cell table:style-name="ce336" table:formula="of:=([.AR19]*[.AS19]-[.AQ19]*[.AT19])/[.AS19]" office:value-type="float" office:value="3.66666666666667" calcext:value-type="float">
            <text:p>11/3 </text:p>
          </table:table-cell>
          <table:table-cell table:style-name="ce311" table:formula="of:=RANK([.AP19];[.$AP$2:.$AP$26];0)" office:value-type="float" office:value="1" calcext:value-type="float">
            <text:p>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7"/>
          <table:table-cell table:number-columns-repeated="4"/>
          <table:table-cell table:style-name="ce308" table:formula="of:=-[.R18]/(2*[.Q18])" office:value-type="float" office:value="-0.375" calcext:value-type="float" table:number-columns-spanned="2" table:number-rows-spanned="1">
            <text:p>-3/8 <text:s text:c="3"/></text:p>
          </table:table-cell>
          <table:covered-table-cell table:style-name="ce232"/>
          <table:table-cell table:style-name="ce308" table:formula="of:=[.Q18]*[.Q20]^2+[.R18]*[.Q20]+[.S18]" office:value-type="float" office:value="-9.5625" calcext:value-type="float" table:number-columns-spanned="2" table:number-rows-spanned="1">
            <text:p>-153/16 <text:s text:c="2"/></text:p>
          </table:table-cell>
          <table:covered-table-cell/>
          <table:table-cell/>
          <table:covered-table-cell/>
          <table:table-cell table:style-name="ce304" table:formula="of:=IF(ISBLANK([$'2nd degré niveau 2'.A6]);0;IF([$'2nd degré niveau 2'.A6]=[.A21];1;-0.5))" office:value-type="float" office:value="0" calcext:value-type="float">
            <text:p>0</text:p>
          </table:table-cell>
          <table:table-cell table:style-name="ce304" table:formula="of:=IF(ISBLANK([$'2nd degré niveau 2'.E6]);0;IF([$'2nd degré niveau 2'.E6]=[.D2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6]);0;IF([$'2nd degré niveau 2'.I6]=[.H21];1;-0.5))" office:value-type="float" office:value="0" calcext:value-type="float">
            <text:p>0</text:p>
          </table:table-cell>
          <table:table-cell table:style-name="ce304" table:formula="of:=IF(ISBLANK([$'2nd degré niveau 2'.J6]);0;IF([$'2nd degré niveau 2'.J6]=[.I2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0:.AC20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739629" calcext:value-type="float">
            <text:p>739629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0]);ABS([.AJ20]))" office:value-type="float" office:value="1" calcext:value-type="float">
            <text:p>1</text:p>
          </table:table-cell>
          <table:table-cell table:style-name="ce337" table:formula="of:=-[.AJ20]/[.AI20]" office:value-type="float" office:value="-2.5" calcext:value-type="float">
            <text:p>- 5/2 </text:p>
          </table:table-cell>
          <table:table-cell table:style-name="ce334" table:formula="of:=RANK([.AH20];[.$AH$2:.$AH$26];0)" office:value-type="float" office:value="7" calcext:value-type="float">
            <text:p>7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499634" calcext:value-type="float">
            <text:p>499634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7" calcext:value-type="float">
            <text:p>-7</text:p>
          </table:table-cell>
          <table:table-cell table:style-name="ce341" table:formula="of:=GCD(ABS(2*[.AQ20]);ABS([.AS20]))" office:value-type="float" office:value="1" calcext:value-type="float">
            <text:p>1</text:p>
          </table:table-cell>
          <table:table-cell table:style-name="ce337" table:formula="of:=-[.AS20]/[.AQ20]" office:value-type="float" office:value="-2.5" calcext:value-type="float">
            <text:p>- 5/2 </text:p>
          </table:table-cell>
          <table:table-cell table:style-name="ce334" table:formula="of:=[.AR20]*[.AS20]-[.AQ20]*[.AT20]" office:value-type="float" office:value="34" calcext:value-type="float">
            <text:p>34</text:p>
          </table:table-cell>
          <table:table-cell table:style-name="ce334" table:formula="of:=[.AS20]" office:value-type="float" office:value="5" calcext:value-type="float">
            <text:p>5</text:p>
          </table:table-cell>
          <table:table-cell table:style-name="ce341" table:formula="of:=GCD(ABS([.AW20]);ABS([.AS20]))" office:value-type="float" office:value="1" calcext:value-type="float">
            <text:p>1</text:p>
          </table:table-cell>
          <table:table-cell table:style-name="ce337" table:formula="of:=([.AR20]*[.AS20]-[.AQ20]*[.AT20])/[.AS20]" office:value-type="float" office:value="6.8" calcext:value-type="float">
            <text:p>34/5 </text:p>
          </table:table-cell>
          <table:table-cell table:style-name="ce334" table:formula="of:=RANK([.AP20];[.$AP$2:.$AP$26];0)" office:value-type="float" office:value="15" calcext:value-type="float">
            <text:p>1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2" table:number-columns-repeated="2"/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7]);0;IF([$'2nd degré niveau 2'.F7]=[.E2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1:.AC21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549523" calcext:value-type="float">
            <text:p>549523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1]);ABS([.AJ21]))" office:value-type="float" office:value="1" calcext:value-type="float">
            <text:p>1</text:p>
          </table:table-cell>
          <table:table-cell table:style-name="ce336" table:formula="of:=-[.AJ21]/[.AI21]" office:value-type="float" office:value="-1.66666666666667" calcext:value-type="float">
            <text:p>- 5/3 </text:p>
          </table:table-cell>
          <table:table-cell table:style-name="ce311" table:formula="of:=RANK([.AH21];[.$AH$2:.$AH$26];0)" office:value-type="float" office:value="13" calcext:value-type="float">
            <text:p>13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371772" calcext:value-type="float">
            <text:p>371772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21]);ABS([.AS21]))" office:value-type="float" office:value="1" calcext:value-type="float">
            <text:p>1</text:p>
          </table:table-cell>
          <table:table-cell table:style-name="ce336" table:formula="of:=-[.AS21]/[.AQ21]" office:value-type="float" office:value="-1.66666666666667" calcext:value-type="float">
            <text:p>- 5/3 </text:p>
          </table:table-cell>
          <table:table-cell table:style-name="ce311" table:formula="of:=[.AR21]*[.AS21]-[.AQ21]*[.AT21]" office:value-type="float" office:value="19" calcext:value-type="float">
            <text:p>19</text:p>
          </table:table-cell>
          <table:table-cell table:style-name="ce311" table:formula="of:=[.AS21]" office:value-type="float" office:value="5" calcext:value-type="float">
            <text:p>5</text:p>
          </table:table-cell>
          <table:table-cell table:style-name="ce340" table:formula="of:=GCD(ABS([.AW21]);ABS([.AS21]))" office:value-type="float" office:value="1" calcext:value-type="float">
            <text:p>1</text:p>
          </table:table-cell>
          <table:table-cell table:style-name="ce336" table:formula="of:=([.AR21]*[.AS21]-[.AQ21]*[.AT21])/[.AS21]" office:value-type="float" office:value="3.8" calcext:value-type="float">
            <text:p>19/5 </text:p>
          </table:table-cell>
          <table:table-cell table:style-name="ce311" table:formula="of:=RANK([.AP21];[.$AP$2:.$AP$26];0)" office:value-type="float" office:value="19" calcext:value-type="float">
            <text:p>1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Q18])" office:value-type="float" office:value="4" calcext:value-type="float">
            <text:p>4</text:p>
          </table:table-cell>
          <table:table-cell table:style-name="ce232" table:number-columns-repeated="9"/>
          <table:table-cell table:number-columns-repeated="7"/>
          <table:table-cell table:style-name="ce304" office:value-type="string" calcext:value-type="string" table:number-columns-spanned="1" table:number-rows-spanned="3">
            <text:p>L2</text:p>
          </table:table-cell>
          <table:table-cell table:style-name="ce304" table:number-columns-repeated="2"/>
          <table:table-cell table:style-name="ce304" table:formula="of:=IF(ISBLANK([$'2nd degré niveau 2'.F9]);0;IF([$'2nd degré niveau 2'.F9]=[.F2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9]);0;IF([$'2nd degré niveau 2'.I9]=[.I2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2:.AC2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242204" calcext:value-type="float">
            <text:p>242204</text:p>
          </table:table-cell>
          <table:table-cell table:style-name="ce334" table:formula="of:=[.AI21]+1" office:value-type="float" office:value="4" calcext:value-type="float">
            <text:p>4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22]);ABS([.AJ22]))" office:value-type="float" office:value="1" calcext:value-type="float">
            <text:p>1</text:p>
          </table:table-cell>
          <table:table-cell table:style-name="ce337" table:formula="of:=-[.AJ22]/[.AI22]" office:value-type="float" office:value="-0.75" calcext:value-type="float">
            <text:p>- 3/4 </text:p>
          </table:table-cell>
          <table:table-cell table:style-name="ce334" table:formula="of:=RANK([.AH22];[.$AH$2:.$AH$26];0)" office:value-type="float" office:value="17" calcext:value-type="float">
            <text:p>17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779848" calcext:value-type="float">
            <text:p>779848</text:p>
          </table:table-cell>
          <table:table-cell table:style-name="ce334" table:formula="of:=[.AQ21]+1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22]);ABS([.AS22]))" office:value-type="float" office:value="1" calcext:value-type="float">
            <text:p>1</text:p>
          </table:table-cell>
          <table:table-cell table:style-name="ce337" table:formula="of:=-[.AS22]/[.AQ22]" office:value-type="float" office:value="-0.75" calcext:value-type="float">
            <text:p>- 3/4 </text:p>
          </table:table-cell>
          <table:table-cell table:style-name="ce334" table:formula="of:=[.AR22]*[.AS22]-[.AQ22]*[.AT22]" office:value-type="float" office:value="35" calcext:value-type="float">
            <text:p>35</text:p>
          </table:table-cell>
          <table:table-cell table:style-name="ce334" table:formula="of:=[.AS22]" office:value-type="float" office:value="3" calcext:value-type="float">
            <text:p>3</text:p>
          </table:table-cell>
          <table:table-cell table:style-name="ce341" table:formula="of:=GCD(ABS([.AW22]);ABS([.AS22]))" office:value-type="float" office:value="1" calcext:value-type="float">
            <text:p>1</text:p>
          </table:table-cell>
          <table:table-cell table:style-name="ce337" table:formula="of:=([.AR22]*[.AS22]-[.AQ22]*[.AT22])/[.AS22]" office:value-type="float" office:value="11.6666666666667" calcext:value-type="float">
            <text:p>35/3 </text:p>
          </table:table-cell>
          <table:table-cell table:style-name="ce334" table:formula="of:=RANK([.AP22];[.$AP$2:.$AP$26];0)" office:value-type="float" office:value="10" calcext:value-type="float">
            <text:p>1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R18])^2" office:value-type="float" office:value="9" calcext:value-type="float">
            <text:p>9</text:p>
          </table:table-cell>
          <table:table-cell table:style-name="ce232" table:number-columns-repeated="6"/>
          <table:table-cell table:number-columns-repeated="6"/>
          <table:covered-table-cell/>
          <table:table-cell table:style-name="ce304" table:formula="of:=IF(ISBLANK([$'2nd degré niveau 2'.A10]);0;IF([$'2nd degré niveau 2'.A10]=[.A24];1;-0.5))" office:value-type="float" office:value="0" calcext:value-type="float">
            <text:p>0</text:p>
          </table:table-cell>
          <table:table-cell table:style-name="ce304" table:formula="of:=IF(ISBLANK([$'2nd degré niveau 2'.E10]);0;IF([$'2nd degré niveau 2'.E10]=[.E24];1;-0.5))" office:value-type="float" office:value="0" calcext:value-type="float">
            <text:p>0</text:p>
          </table:table-cell>
          <table:table-cell table:style-name="ce304" table:formula="of:=IF(ISBLANK([$'2nd degré niveau 2'.H10]);0;IF([$'2nd degré niveau 2'.H10]=[.H24];1;-0.5))" office:value-type="float" office:value="0" calcext:value-type="float">
            <text:p>0</text:p>
          </table:table-cell>
          <table:table-cell table:style-name="ce304" table:formula="of:=IF(ISBLANK([$'2nd degré niveau 2'.K10]);0;IF([$'2nd degré niveau 2'.K10]=[.K24];1;-0.5))" office:value-type="float" office:value="0" calcext:value-type="float">
            <text:p>0</text:p>
          </table:table-cell>
          <table:table-cell table:style-name="ce304" table:formula="of:=IF(ISBLANK([$'2nd degré niveau 2'.L10]);0;IF([$'2nd degré niveau 2'.L10]=[.L24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3:.AC23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939818" calcext:value-type="float">
            <text:p>939818</text:p>
          </table:table-cell>
          <table:table-cell table:style-name="ce311" table:formula="of:=[.AI22]+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23]);ABS([.AJ23]))" office:value-type="float" office:value="1" calcext:value-type="float">
            <text:p>1</text:p>
          </table:table-cell>
          <table:table-cell table:style-name="ce336" table:formula="of:=-[.AJ23]/[.AI23]" office:value-type="float" office:value="-0.6" calcext:value-type="float">
            <text:p>- 3/5 </text:p>
          </table:table-cell>
          <table:table-cell table:style-name="ce311" table:formula="of:=RANK([.AH23];[.$AH$2:.$AH$26];0)" office:value-type="float" office:value="1" calcext:value-type="float">
            <text:p>1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947635" calcext:value-type="float">
            <text:p>947635</text:p>
          </table:table-cell>
          <table:table-cell table:style-name="ce311" table:formula="of:=[.AQ22]+1" office:value-type="float" office:value="5" calcext:value-type="float">
            <text:p>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23]);ABS([.AS23]))" office:value-type="float" office:value="1" calcext:value-type="float">
            <text:p>1</text:p>
          </table:table-cell>
          <table:table-cell table:style-name="ce336" table:formula="of:=-[.AS23]/[.AQ23]" office:value-type="float" office:value="-0.6" calcext:value-type="float">
            <text:p>- 3/5 </text:p>
          </table:table-cell>
          <table:table-cell table:style-name="ce311" table:formula="of:=[.AR23]*[.AS23]-[.AQ23]*[.AT23]" office:value-type="float" office:value="-37" calcext:value-type="float">
            <text:p>-37</text:p>
          </table:table-cell>
          <table:table-cell table:style-name="ce311" table:formula="of:=[.AS23]" office:value-type="float" office:value="3" calcext:value-type="float">
            <text:p>3</text:p>
          </table:table-cell>
          <table:table-cell table:style-name="ce340" table:formula="of:=GCD(ABS([.AW23]);ABS([.AS23]))" office:value-type="float" office:value="1" calcext:value-type="float">
            <text:p>1</text:p>
          </table:table-cell>
          <table:table-cell table:style-name="ce336" table:formula="of:=([.AR23]*[.AS23]-[.AQ23]*[.AT23])/[.AS23]" office:value-type="float" office:value="-12.3333333333333" calcext:value-type="float">
            <text:p>-37/3 </text:p>
          </table:table-cell>
          <table:table-cell table:style-name="ce311" table:formula="of:=RANK([.AP23];[.$AP$2:.$AP$26];0)" office:value-type="float" office:value="5" calcext:value-type="float">
            <text:p>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11]);0;IF([$'2nd degré niveau 2'.F11]=[.F2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11]);0;IF([$'2nd degré niveau 2'.I11]=[.I2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4:.AC24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524632" calcext:value-type="float">
            <text:p>524632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24]);ABS([.AJ24]))" office:value-type="float" office:value="1" calcext:value-type="float">
            <text:p>1</text:p>
          </table:table-cell>
          <table:table-cell table:style-name="ce337" table:formula="of:=-[.AJ24]/[.AI24]" office:value-type="float" office:value="-0.166666666666667" calcext:value-type="float">
            <text:p>- 1/6 </text:p>
          </table:table-cell>
          <table:table-cell table:style-name="ce334" table:formula="of:=RANK([.AH24];[.$AH$2:.$AH$26];0)" office:value-type="float" office:value="14" calcext:value-type="float">
            <text:p>14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125872" calcext:value-type="float">
            <text:p>125872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-9" calcext:value-type="float">
            <text:p>-9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4]);ABS([.AS24]))" office:value-type="float" office:value="1" calcext:value-type="float">
            <text:p>1</text:p>
          </table:table-cell>
          <table:table-cell table:style-name="ce337" table:formula="of:=-[.AS24]/[.AQ24]" office:value-type="float" office:value="-0.833333333333333" calcext:value-type="float">
            <text:p>- 5/6 </text:p>
          </table:table-cell>
          <table:table-cell table:style-name="ce334" table:formula="of:=[.AR24]*[.AS24]-[.AQ24]*[.AT24]" office:value-type="float" office:value="-69" calcext:value-type="float">
            <text:p>-69</text:p>
          </table:table-cell>
          <table:table-cell table:style-name="ce334" table:formula="of:=[.AS24]" office:value-type="float" office:value="5" calcext:value-type="float">
            <text:p>5</text:p>
          </table:table-cell>
          <table:table-cell table:style-name="ce341" table:formula="of:=GCD(ABS([.AW24]);ABS([.AS24]))" office:value-type="float" office:value="1" calcext:value-type="float">
            <text:p>1</text:p>
          </table:table-cell>
          <table:table-cell table:style-name="ce337" table:formula="of:=([.AR24]*[.AS24]-[.AQ24]*[.AT24])/[.AS24]" office:value-type="float" office:value="-13.8" calcext:value-type="float">
            <text:p>-69/5 </text:p>
          </table:table-cell>
          <table:table-cell table:style-name="ce334" table:formula="of:=RANK([.AP24];[.$AP$2:.$AP$26];0)" office:value-type="float" office:value="22" calcext:value-type="float">
            <text:p>2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2*ABS([.Q18])" office:value-type="float" office:value="8" calcext:value-type="float">
            <text:p>8</text:p>
          </table:table-cell>
          <table:table-cell table:style-name="ce232" table:number-columns-repeated="2"/>
          <table:table-cell table:style-name="ce292" table:formula="of:=ABS(4*[.Q18]^2)" office:value-type="float" office:value="64" calcext:value-type="float">
            <text:p>64</text:p>
          </table:table-cell>
          <table:table-cell table:style-name="ce232" table:number-columns-repeated="6"/>
          <table:table-cell table:number-columns-repeated="6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04" table:number-columns-repeated="2"/>
          <table:table-cell table:style-name="ce304" table:formula="of:=IF(ISBLANK([$'2nd degré niveau 2'.E13]);0;IF([$'2nd degré niveau 2'.E13]=[.E2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3]);0;IF([$'2nd degré niveau 2'.H13]=[.H2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5:.AC2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110064" calcext:value-type="float">
            <text:p>11006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5]);ABS([.AJ25]))" office:value-type="float" office:value="1" calcext:value-type="float">
            <text:p>1</text:p>
          </table:table-cell>
          <table:table-cell table:style-name="ce336" table:formula="of:=-[.AJ25]/[.AI25]" office:value-type="float" office:value="-0.714285714285714" calcext:value-type="float">
            <text:p>- 5/7 </text:p>
          </table:table-cell>
          <table:table-cell table:style-name="ce311" table:formula="of:=RANK([.AH25];[.$AH$2:.$AH$26];0)" office:value-type="float" office:value="24" calcext:value-type="float">
            <text:p>24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379576" calcext:value-type="float">
            <text:p>379576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-6" calcext:value-type="float">
            <text:p>-6</text:p>
          </table:table-cell>
          <table:table-cell table:style-name="ce340" table:formula="of:=GCD(ABS(2*[.AQ25]);ABS([.AS25]))" office:value-type="float" office:value="1" calcext:value-type="float">
            <text:p>1</text:p>
          </table:table-cell>
          <table:table-cell table:style-name="ce336" table:formula="of:=-[.AS25]/[.AQ25]" office:value-type="float" office:value="-0.714285714285714" calcext:value-type="float">
            <text:p>- 5/7 </text:p>
          </table:table-cell>
          <table:table-cell table:style-name="ce311" table:formula="of:=[.AR25]*[.AS25]-[.AQ25]*[.AT25]" office:value-type="float" office:value="52" calcext:value-type="float">
            <text:p>52</text:p>
          </table:table-cell>
          <table:table-cell table:style-name="ce311" table:formula="of:=[.AS25]" office:value-type="float" office:value="5" calcext:value-type="float">
            <text:p>5</text:p>
          </table:table-cell>
          <table:table-cell table:style-name="ce340" table:formula="of:=GCD(ABS([.AW25]);ABS([.AS25]))" office:value-type="float" office:value="1" calcext:value-type="float">
            <text:p>1</text:p>
          </table:table-cell>
          <table:table-cell table:style-name="ce336" table:formula="of:=([.AR25]*[.AS25]-[.AQ25]*[.AT25])/[.AS25]" office:value-type="float" office:value="10.4" calcext:value-type="float">
            <text:p>52/5 </text:p>
          </table:table-cell>
          <table:table-cell table:style-name="ce311" table:formula="of:=RANK([.AP25];[.$AP$2:.$AP$26];0)" office:value-type="float" office:value="18" calcext:value-type="float">
            <text:p>1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7"/>
          <table:covered-table-cell/>
          <table:table-cell table:style-name="ce304" table:formula="of:=IF(ISBLANK([$'2nd degré niveau 2'.A14]);0;IF([$'2nd degré niveau 2'.A14]=[.A28];1;-0.5))" office:value-type="float" office:value="0" calcext:value-type="float">
            <text:p>0</text:p>
          </table:table-cell>
          <table:table-cell table:style-name="ce304" table:formula="of:=IF(ISBLANK([$'2nd degré niveau 2'.D14]);0;IF([$'2nd degré niveau 2'.D14]=[.D28];1;-0.5))" office:value-type="float" office:value="0" calcext:value-type="float">
            <text:p>0</text:p>
          </table:table-cell>
          <table:table-cell table:style-name="ce304" table:formula="of:=IF(ISBLANK([$'2nd degré niveau 2'.G14]);0;IF([$'2nd degré niveau 2'.G14]=[.G28];1;-0.5))" office:value-type="float" office:value="0" calcext:value-type="float">
            <text:p>0</text:p>
          </table:table-cell>
          <table:table-cell table:style-name="ce304" table:formula="of:=IF(ISBLANK([$'2nd degré niveau 2'.I14]);0;IF([$'2nd degré niveau 2'.I14]=[.I28];1;-0.5))" office:value-type="float" office:value="0" calcext:value-type="float">
            <text:p>0</text:p>
          </table:table-cell>
          <table:table-cell table:style-name="ce304" table:formula="of:=IF(ISBLANK([$'2nd degré niveau 2'.J14]);0;IF([$'2nd degré niveau 2'.J14]=[.J28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6:.AC26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909968" calcext:value-type="float">
            <text:p>909968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6]);ABS([.AJ26]))" office:value-type="float" office:value="1" calcext:value-type="float">
            <text:p>1</text:p>
          </table:table-cell>
          <table:table-cell table:style-name="ce337" table:formula="of:=-[.AJ26]/[.AI26]" office:value-type="float" office:value="-1.25" calcext:value-type="float">
            <text:p>- 5/4 </text:p>
          </table:table-cell>
          <table:table-cell table:style-name="ce334" table:formula="of:=RANK([.AH26];[.$AH$2:.$AH$26];0)" office:value-type="float" office:value="3" calcext:value-type="float">
            <text:p>3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250076" calcext:value-type="float">
            <text:p>250076</text:p>
          </table:table-cell>
          <table:table-cell table:style-name="ce334" office:value-type="float" office:value="4" calcext:value-type="float">
            <text:p>4</text:p>
          </table:table-cell>
          <table:table-cell table:number-columns-repeated="2"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6]);ABS([.AS26]))" office:value-type="float" office:value="1" calcext:value-type="float">
            <text:p>1</text:p>
          </table:table-cell>
          <table:table-cell table:style-name="ce337" table:formula="of:=-[.AS26]/[.AQ26]" office:value-type="float" office:value="-1.25" calcext:value-type="float">
            <text:p>- 5/4 </text:p>
          </table:table-cell>
          <table:table-cell table:style-name="ce334" table:formula="of:=[.AR26]*[.AS26]-[.AQ26]*[.AT26]" office:value-type="float" office:value="9" calcext:value-type="float">
            <text:p>9</text:p>
          </table:table-cell>
          <table:table-cell table:style-name="ce334" table:formula="of:=[.AS26]" office:value-type="float" office:value="5" calcext:value-type="float">
            <text:p>5</text:p>
          </table:table-cell>
          <table:table-cell table:style-name="ce341" table:formula="of:=GCD(ABS([.AW26]);ABS([.AS26]))" office:value-type="float" office:value="1" calcext:value-type="float">
            <text:p>1</text:p>
          </table:table-cell>
          <table:table-cell table:style-name="ce337" table:formula="of:=([.AR26]*[.AS26]-[.AQ26]*[.AT26])/[.AS26]" office:value-type="float" office:value="1.8" calcext:value-type="float">
            <text:p><text:s/>9/5 </text:p>
          </table:table-cell>
          <table:table-cell table:style-name="ce334" table:formula="of:=RANK([.AP26];[.$AP$2:.$AP$26];0)" office:value-type="float" office:value="20" calcext:value-type="float">
            <text:p>2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R18])^2" office:value-type="float" office:value="9" calcext:value-type="float">
            <text:p>9</text:p>
          </table:table-cell>
          <table:table-cell table:style-name="ce232" table:number-columns-repeated="13"/>
          <table:covered-table-cell table:style-name="ce232"/>
          <table:table-cell table:style-name="ce304" table:number-columns-repeated="2"/>
          <table:table-cell table:style-name="ce304" table:formula="of:=IF(ISBLANK([$'2nd degré niveau 2'.E15]);0;IF([$'2nd degré niveau 2'.E15]=[.E2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5]);0;IF([$'2nd degré niveau 2'.H15]=[.H29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7:.AC2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table:style-name="ce292" table:formula="of:=IF([.S18]&lt;0;&quot;-&quot;;&quot;+&quot;)" office:value-type="string" office:string-value="-" calcext:value-type="string">
            <text:p>-</text:p>
          </table:table-cell>
          <table:table-cell table:style-name="ce292" table:formula="of:=ABS([.S18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9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04" table:number-columns-repeated="2"/>
          <table:table-cell table:style-name="ce304" table:formula="of:=IF(ISBLANK([$'2nd degré niveau 2'.E17]);0;IF([$'2nd degré niveau 2'.E17]=[.E3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7]);0;IF([$'2nd degré niveau 2'.H17]=[.H3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8:.AC2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8" calcext:value-type="float">
            <text:p>8</text:p>
          </table:table-cell>
          <table:table-cell table:style-name="ce232" table:number-columns-repeated="2"/>
          <table:table-cell table:style-name="ce292" table:formula="of:=ABS(4*[.Q18]^2/[.Q18])" office:value-type="float" office:value="16" calcext:value-type="float">
            <text:p>16</text:p>
          </table:table-cell>
          <table:table-cell table:style-name="ce232" table:number-columns-repeated="13"/>
          <table:covered-table-cell table:style-name="ce232"/>
          <table:table-cell table:style-name="ce304" table:formula="of:=IF(ISBLANK([$'2nd degré niveau 2'.A18]);0;IF([$'2nd degré niveau 2'.A18]=[.A32];1;-0.5))" office:value-type="float" office:value="0" calcext:value-type="float">
            <text:p>0</text:p>
          </table:table-cell>
          <table:table-cell table:style-name="ce304" table:formula="of:=IF(ISBLANK([$'2nd degré niveau 2'.D18]);0;IF([$'2nd degré niveau 2'.D18]=[.D32];1;-0.5))" office:value-type="float" office:value="0" calcext:value-type="float">
            <text:p>0</text:p>
          </table:table-cell>
          <table:table-cell table:style-name="ce304" table:formula="of:=IF(ISBLANK([$'2nd degré niveau 2'.G18]);0;IF([$'2nd degré niveau 2'.G18]=[.G32];1;-0.5))" office:value-type="float" office:value="-0.5" calcext:value-type="float">
            <text:p>-0,5</text:p>
          </table:table-cell>
          <table:table-cell table:style-name="ce304" table:number-columns-repeated="4"/>
          <table:table-cell table:style-name="ce304" table:formula="of:=SUM([.W29:.AC29])" office:value-type="float" office:value="-0.5" calcext:value-type="float">
            <text:p>-0,5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7"/>
          <table:covered-table-cell table:style-name="ce232"/>
          <table:table-cell table:style-name="ce304" table:number-columns-repeated="2"/>
          <table:table-cell table:style-name="ce304" table:formula="of:=IF(ISBLANK([$'2nd degré niveau 2'.E19]);0;IF([$'2nd degré niveau 2'.E19]=[.E3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9]);0;IF([$'2nd degré niveau 2'.H19]=[.H3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30:.AC30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3" calcext:value-type="float">
            <text:p>3</text:p>
          </table:table-cell>
          <table:table-cell table:style-name="ce232" table:number-columns-repeated="2"/>
          <table:table-cell table:style-name="ce292" table:formula="of:=ABS([.S20])*ABS(4*[.Q18]^2/[.Q18])" office:value-type="float" office:value="153" calcext:value-type="float">
            <text:p>153</text:p>
          </table:table-cell>
          <table:table-cell table:style-name="ce232" table:number-columns-repeated="13"/>
          <table:table-cell table:style-name="ce239" office:value-type="string" calcext:value-type="string" table:number-columns-spanned="1" table:number-rows-spanned="3">
            <text:p>L5</text:p>
          </table:table-cell>
          <table:table-cell table:style-name="ce304"/>
          <table:table-cell table:style-name="ce304" table:formula="of:=IF(ISBLANK([$'2nd degré niveau 2'.D21]);0;IF([$'2nd degré niveau 2'.D21]=[.D3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1]);0;IF([$'2nd degré niveau 2'.H21]=[.H3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1:.AC31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table:style-name="ce292" office:value-type="string" calcext:value-type="string">
            <text:p>=</text:p>
          </table:table-cell>
          <table:table-cell table:style-name="ce232" table:formula="of:=ABS([.S22])" office:value-type="float" office:value="0" calcext:value-type="float">
            <text:p>0</text:p>
          </table:table-cell>
          <table:table-cell table:number-columns-repeated="2"/>
          <table:table-cell table:style-name="ce232"/>
          <table:table-cell/>
          <table:table-cell table:style-name="ce232" table:number-columns-repeated="7"/>
          <table:covered-table-cell table:style-name="ce232"/>
          <table:table-cell table:style-name="ce304" table:formula="of:=IF([$'2nd degré niveau 2'.C22]=[.C36];1;-0.5)" office:value-type="float" office:value="-0.5" calcext:value-type="float">
            <text:p>-0,5</text:p>
          </table:table-cell>
          <table:table-cell table:style-name="ce304"/>
          <table:table-cell table:style-name="ce304" table:formula="of:=IF([$'2nd degré niveau 2'.G22]=[.G36];1;-0.5)" office:value-type="float" office:value="-0.5" calcext:value-type="float">
            <text:p>-0,5</text:p>
          </table:table-cell>
          <table:table-cell table:style-name="ce304" table:number-columns-repeated="4"/>
          <table:table-cell table:style-name="ce304" table:formula="of:=SUM([.W32:.AC32])" office:value-type="float" office:value="-1" calcext:value-type="float">
            <text:p>-1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8" calcext:value-type="float">
            <text:p>8</text:p>
          </table:table-cell>
          <table:table-cell table:style-name="ce232" table:number-columns-repeated="2"/>
          <table:table-cell table:style-name="ce292" table:formula="of:=ABS(4*[.Q18]^2/[.Q18])" office:value-type="float" office:value="16" calcext:value-type="float">
            <text:p>16</text:p>
          </table:table-cell>
          <table:table-cell table:style-name="ce232" table:number-columns-repeated="5"/>
          <table:table-cell/>
          <table:table-cell table:style-name="ce232" table:number-columns-repeated="7"/>
          <table:covered-table-cell table:style-name="ce232"/>
          <table:table-cell table:style-name="ce304"/>
          <table:table-cell table:style-name="ce304" table:formula="of:=IF(ISBLANK([$'2nd degré niveau 2'.D23]);0;IF([$'2nd degré niveau 2'.D23]=[.D3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3]);0;IF([$'2nd degré niveau 2'.H23]=[.H3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3:.AC3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8"/>
          <table:table-cell table:style-name="ce314" table:number-columns-repeated="2"/>
          <table:table-cell table:style-name="ce232" table:number-columns-repeated="5"/>
          <table:table-cell table:style-name="ce304" table:formula="of:=SUM([.AD19:.AD33])" office:value-type="float" office:value="-1.5" calcext:value-type="float">
            <text:p>-1,5</text:p>
          </table:table-cell>
          <table:table-cell table:style-name="ce304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11"/>
          <table:table-cell table:style-name="ce293" table:formula="of:=[.E31]" office:value-type="float" office:value="3" calcext:value-type="float">
            <text:p>3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1]" office:value-type="float" office:value="153" calcext:value-type="float">
            <text:p>153</text:p>
          </table:table-cell>
          <table:table-cell table:style-name="ce232" table:number-columns-repeated="14"/>
          <table:table-cell table:style-name="ce315" table:number-columns-repeated="2"/>
          <table:table-cell table:style-name="ce232" table:number-columns-repeated="5"/>
          <table:table-cell table:style-name="ce329" office:value-type="string" calcext:value-type="string">
            <text:p>Note</text:p>
          </table:table-cell>
          <table:table-cell table:style-name="ce329" table:formula="of:=IF(20*SUM([.AD19:.AD33])/SUM([.AE19:.AE33])&lt;0;0;20*SUM([.AD19:.AD33])/SUM([.AE19:.AE33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246" office:value-type="string" calcext:value-type="string">
            <text:p></text:p>
          </table:table-cell>
          <table:table-cell table:style-name="ce266" office:value-type="string" calcext:value-type="string">
            <text:p>=</text:p>
          </table:table-cell>
          <table:table-cell table:style-name="ce290" table:formula="of:=IF([.Q20]&lt;0;&quot;-&quot;;&quot;&quot;)" office:value-type="string" office:string-value="-" calcext:value-type="string">
            <text:p>-</text:p>
          </table:table-cell>
          <table:table-cell table:style-name="ce293" table:formula="of:=&quot;-----&quot;" office:value-type="string" office:string-value="-----" calcext:value-type="string">
            <text:p>-----</text:p>
          </table:table-cell>
          <table:table-cell table:style-name="ce262"/>
          <table:table-cell table:style-name="ce246" office:value-type="string" calcext:value-type="string">
            <text:p></text:p>
          </table:table-cell>
          <table:table-cell table:style-name="ce290" table:formula="of:=IF([.G32]=&quot;-&quot;;&quot;-&quot;;&quot;&quot;)" office:value-type="string" office:string-value="-" calcext:value-type="string">
            <text:p>-</text:p>
          </table:table-cell>
          <table:table-cell table:style-name="ce293" table:formula="of:=&quot;------&quot;" office:value-type="string" office:string-value="------" calcext:value-type="string">
            <text:p>------</text:p>
          </table:table-cell>
          <table:table-cell table:style-name="ce232" table:number-columns-repeated="11"/>
          <table:table-cell table:style-name="ce310"/>
          <table:table-cell table:style-name="ce232" table:number-columns-repeated="11"/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11"/>
          <table:table-cell table:style-name="ce293" table:formula="of:=[.E33]" office:value-type="float" office:value="8" calcext:value-type="float">
            <text:p>8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3]" office:value-type="float" office:value="16" calcext:value-type="float">
            <text:p>16</text:p>
          </table:table-cell>
          <table:table-cell table:style-name="ce232" table:number-columns-repeated="23"/>
          <table:table-cell table:number-columns-repeated="993"/>
        </table:table-row>
        <table:table-row table:style-name="ro3">
          <table:table-cell table:style-name="ce232" table:number-columns-repeated="31"/>
          <table:table-cell table:number-columns-repeated="993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42]=-1;&quot;-&quot;;IF([.Y42]=1;&quot;&quot;;[.Y42]))"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+ " calcext:value-type="string">
            <text:p><text:s/>+ </text:p>
          </table:table-cell>
          <table:table-cell table:formula="of:=ABS([.Z42])" office:value-type="float" office:value="5" calcext:value-type="float">
            <text:p>5</text:p>
          </table:table-cell>
          <table:table-cell/>
          <table:table-cell table:style-name="ce232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-2 x + 5" calcext:value-type="string">
            <text:p>-2 x + 5</text:p>
          </table:table-cell>
          <table:table-cell/>
          <table:table-cell table:style-name="ce304" table:formula="of:=IF(RANDBETWEEN(0;1);-1;1)*RANDBETWEEN(1;6)" office:value-type="float" office:value="-2" calcext:value-type="float">
            <text:p>-2</text:p>
          </table:table-cell>
          <table:table-cell table:style-name="ce304" table:formula="of:=IF(RANDBETWEEN(0;1);-1;1)*RANDBETWEEN(1;6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4" calcext:value-type="string">
            <text:p><text:s/>x - 4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04" table:formula="of:=IF(RANDBETWEEN(0;1);-1;1)*RANDBETWEEN(1;6)" office:value-type="float" office:value="-4" calcext:value-type="float">
            <text:p>-4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32" table:number-columns-repeated="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-" calcext:value-type="string">
            <text:p>-</text:p>
          </table:table-cell>
          <table:table-cell table:formula="of:=ABS([.Y42]*[.Z44])" office:value-type="float" office:value="8" calcext:value-type="float">
            <text:p>8</text:p>
          </table:table-cell>
          <table:table-cell table:formula="of:=IF([.Z42]&lt;0;&quot;-&quot;;&quot;+&quot;)" office:value-type="string" office:string-value="+" calcext:value-type="string">
            <text:p>+</text:p>
          </table:table-cell>
          <table:table-cell table:formula="of:=ABS([.Z42])" office:value-type="float" office:value="5" calcext:value-type="float">
            <text:p>5</text:p>
          </table:table-cell>
          <table:table-cell table:number-columns-repeated="3"/>
          <table:table-cell table:style-name="ce232" table:number-columns-repeated="2"/>
          <table:table-cell table:number-columns-repeated="8"/>
          <table:table-cell table:style-name="ce304" table:formula="of:=[.Y42]/[.Y44]" office:value-type="float" office:value="-2" calcext:value-type="float">
            <text:p>-2</text:p>
          </table:table-cell>
          <table:table-cell table:style-name="ce304" table:formula="of:=([.Z42]*[.Y44]-[.Y42]*[.Z44])/[.Y44]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32"/>
          <table:table-cell table:number-columns-repeated="101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1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9" office:value-type="string" calcext:value-type="string" table:number-columns-spanned="1" table:number-rows-spanned="2">
            <text:p>L1</text:p>
          </table:table-cell>
          <table:table-cell table:style-name="ce311" table:formula="of:=IF(ISBLANK([$'Fonction homographique niveau 1'.B8]);0;IF([$'Fonction homographique niveau 1'.B8]=[.B46];1;-0.5))" office:value-type="float" office:value="0" calcext:value-type="float">
            <text:p>0</text:p>
          </table:table-cell>
          <table:table-cell table:style-name="ce311" table:formula="of:=IF(ISBLANK([$'Fonction homographique niveau 1'.E8]);0;IF([$'Fonction homographique niveau 1'.E8]=[.E46];1;-0.5))" office:value-type="float" office:value="0" calcext:value-type="float">
            <text:p>0</text:p>
          </table:table-cell>
          <table:table-cell table:style-name="ce311" table:formula="of:=IF(ISBLANK([$'Fonction homographique niveau 1'.F8]);0;IF([$'Fonction homographique niveau 1'.F8]=[.F46];1;-0.5))" office:value-type="float" office:value="0" calcext:value-type="float">
            <text:p>0</text:p>
          </table:table-cell>
          <table:table-cell table:style-name="ce311" table:formula="of:=IF(ISBLANK([$'Fonction homographique niveau 1'.H8]);0;IF([$'Fonction homographique niveau 1'.H8]=[.H46];1;-0.5))" office:value-type="float" office:value="0" calcext:value-type="float">
            <text:p>0</text:p>
          </table:table-cell>
          <table:table-cell table:style-name="ce311" table:formula="of:=IF(ISBLANK([$'Fonction homographique niveau 1'.I8]);0;IF([$'Fonction homographique niveau 1'.I8]=[.I46];1;-0.5))" office:value-type="float" office:value="0" calcext:value-type="float">
            <text:p>0</text:p>
          </table:table-cell>
          <table:table-cell table:style-name="ce311" table:formula="of:=IF(ISBLANK([$'Fonction homographique niveau 1'.J8]);0;IF([$'Fonction homographique niveau 1'.J8]=[.J46];1;-0.5))" office:value-type="float" office:value="0" calcext:value-type="float">
            <text:p>0</text:p>
          </table:table-cell>
          <table:table-cell table:style-name="ce311" table:formula="of:=IF(ISBLANK([$'Fonction homographique niveau 1'.K8]);0;IF([$'Fonction homographique niveau 1'.K8]=[.K46];1;-0.5))" office:value-type="float" office:value="0" calcext:value-type="float">
            <text:p>0</text:p>
          </table:table-cell>
          <table:table-cell table:style-name="ce311" table:formula="of:=SUM([.W49:.AC49])" office:value-type="float" office:value="0" calcext:value-type="float">
            <text:p>0</text:p>
          </table:table-cell>
          <table:table-cell table:style-name="ce311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table:formula="of:=ABS([.Z46])" office:value-type="float" office:value="3" calcext:value-type="float">
            <text:p>3</text:p>
          </table:table-cell>
          <table:table-cell table:number-columns-repeated="12"/>
          <table:covered-table-cell table:style-name="ce239"/>
          <table:table-cell table:style-name="ce311" table:formula="of:=IF(ISBLANK([$'Fonction homographique niveau 1'.F10]);0;IF([$'Fonction homographique niveau 1'.F10]=[.F48];1;-0.5))" office:value-type="float" office:value="0" calcext:value-type="float">
            <text:p>0</text:p>
          </table:table-cell>
          <table:table-cell table:style-name="ce311" table:formula="of:=IF(ISBLANK([$'Fonction homographique niveau 1'.G10]);0;IF([$'Fonction homographique niveau 1'.G10]=[.G48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0:.AC5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32"/>
          <table:table-cell table:number-columns-repeated="10"/>
          <table:table-cell table:style-name="ce304" office:value-type="string" calcext:value-type="string" table:number-columns-spanned="1" table:number-rows-spanned="2">
            <text:p>L2</text:p>
          </table:table-cell>
          <table:table-cell table:style-name="ce304" table:formula="of:=IF(ISBLANK([$'Fonction homographique niveau 1'.B12]);0;IF([$'Fonction homographique niveau 1'.B12]=[.B50];1;-0.5))" office:value-type="float" office:value="0" calcext:value-type="float">
            <text:p>0</text:p>
          </table:table-cell>
          <table:table-cell table:style-name="ce304" table:formula="of:=IF(ISBLANK([$'Fonction homographique niveau 1'.E12]);0;IF([$'Fonction homographique niveau 1'.E12]=[.E50];1;-0.5))" office:value-type="float" office:value="0" calcext:value-type="float">
            <text:p>0</text:p>
          </table:table-cell>
          <table:table-cell table:style-name="ce304" table:formula="of:=IF(ISBLANK([$'Fonction homographique niveau 1'.F12]);0;IF([$'Fonction homographique niveau 1'.F12]=[.F50];1;-0.5))" office:value-type="float" office:value="0" calcext:value-type="float">
            <text:p>0</text:p>
          </table:table-cell>
          <table:table-cell table:style-name="ce304" table:formula="of:=IF(ISBLANK([$'Fonction homographique niveau 1'.H12]);0;IF([$'Fonction homographique niveau 1'.H12]=[.H50];1;-0.5))" office:value-type="float" office:value="0" calcext:value-type="float">
            <text:p>0</text:p>
          </table:table-cell>
          <table:table-cell table:style-name="ce304" table:formula="of:=IF(ISBLANK([$'Fonction homographique niveau 1'.I12]);0;IF([$'Fonction homographique niveau 1'.I12]=[.I50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51:.AC51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0"/>
          <table:covered-table-cell table:style-name="ce304"/>
          <table:table-cell table:style-name="ce304" table:formula="of:=IF(ISBLANK([$'Fonction homographique niveau 1'.F14]);0;IF([$'Fonction homographique niveau 1'.F14]=[.F52];1;-0.5))" office:value-type="float" office:value="0" calcext:value-type="float">
            <text:p>0</text:p>
          </table:table-cell>
          <table:table-cell table:style-name="ce304" table:formula="of:=IF(ISBLANK([$'Fonction homographique niveau 1'.G14]);0;IF([$'Fonction homographique niveau 1'.G14]=[.G52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2:.AC5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11" table:formula="of:=IF(ISBLANK([$'Fonction homographique niveau 1'.B16]);0;IF([$'Fonction homographique niveau 1'.B16]=[.B54];1;-0.5))" office:value-type="float" office:value="0" calcext:value-type="float">
            <text:p>0</text:p>
          </table:table-cell>
          <table:table-cell table:style-name="ce311" table:formula="of:=IF(ISBLANK([$'Fonction homographique niveau 1'.E16]);0;IF([$'Fonction homographique niveau 1'.E16]=[.E54];1;-0.5))" office:value-type="float" office:value="0" calcext:value-type="float">
            <text:p>0</text:p>
          </table:table-cell>
          <table:table-cell table:style-name="ce311" table:formula="of:=IF(ISBLANK([$'Fonction homographique niveau 1'.F16]);0;IF([$'Fonction homographique niveau 1'.F16]=[.F54];1;-0.5))" office:value-type="float" office:value="0" calcext:value-type="float">
            <text:p>0</text:p>
          </table:table-cell>
          <table:table-cell table:style-name="ce311" table:formula="of:=IF(ISBLANK([$'Fonction homographique niveau 1'.K16]);0;IF([$'Fonction homographique niveau 1'.K16]=[.J54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3:.AC53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3" calcext:value-type="float" table:number-columns-spanned="7" table:number-rows-spanned="1">
            <text:p>3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H17]);0;IF([$'Fonction homographique niveau 1'.H17]=[.I55];1;-0.5))" office:value-type="float" office:value="0" calcext:value-type="float">
            <text:p>0</text:p>
          </table:table-cell>
          <table:table-cell table:style-name="ce311" table:number-columns-repeated="6"/>
          <table:table-cell table:style-name="ce311" table:formula="of:=SUM([.W54:.AC54])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E18]);0;IF([$'Fonction homographique niveau 1'.E18]=[.E56];1;-0.5))" office:value-type="float" office:value="0" calcext:value-type="float">
            <text:p>0</text:p>
          </table:table-cell>
          <table:table-cell table:style-name="ce311" table:formula="of:=IF(ISBLANK([$'Fonction homographique niveau 1'.F18]);0;IF([$'Fonction homographique niveau 1'.F18]=[.F56];1;-0.5))" office:value-type="float" office:value="0" calcext:value-type="float">
            <text:p>0</text:p>
          </table:table-cell>
          <table:table-cell table:style-name="ce311" table:formula="of:=IF(ISBLANK([$'Fonction homographique niveau 1'.K18]);0;IF([$'Fonction homographique niveau 1'.K18]=[.M56];1;-0.5))" office:value-type="float" office:value="0" calcext:value-type="float">
            <text:p>0</text:p>
          </table:table-cell>
          <table:table-cell table:style-name="ce311" table:formula="of:=IF(ISBLANK([$'Fonction homographique niveau 1'.L18]);0;IF([$'Fonction homographique niveau 1'.L18]=[.N56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5:.AC55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32"/>
          <table:table-cell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304" office:value-type="string" calcext:value-type="string" table:number-columns-spanned="1" table:number-rows-spanned="3">
            <text:p>L3</text:p>
          </table:table-cell>
          <table:table-cell table:style-name="ce316" table:formula="of:=IF(ISBLANK([$'Fonction homographique niveau 1'.F20]);0;IF([$'Fonction homographique niveau 1'.F20]=[.D58];1;-0.5))" office:value-type="float" office:value="0" calcext:value-type="float">
            <text:p>0</text:p>
          </table:table-cell>
          <table:table-cell table:style-name="ce304" table:number-columns-repeated="6"/>
          <table:table-cell table:style-name="ce304" table:formula="of:=SUM([.W56:.AC56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316" table:formula="of:=IF(ISBLANK([$'Fonction homographique niveau 1'.B21]);0;IF([$'Fonction homographique niveau 1'.B21]=[.B59];1;-0.5))" office:value-type="float" office:value="0" calcext:value-type="float">
            <text:p>0</text:p>
          </table:table-cell>
          <table:table-cell table:style-name="ce316" table:formula="of:=IF(ISBLANK([$'Fonction homographique niveau 1'.C21]);0;IF([$'Fonction homographique niveau 1'.C21]=[.C59];1;-0.5))" office:value-type="float" office:value="0" calcext:value-type="float">
            <text:p>0</text:p>
          </table:table-cell>
          <table:table-cell table:style-name="ce316"/>
          <table:table-cell table:style-name="ce304" table:number-columns-repeated="4"/>
          <table:table-cell table:style-name="ce304" table:formula="of:=SUM([.W57:.AC5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number-columns-repeated="13"/>
          <table:covered-table-cell/>
          <table:table-cell table:style-name="ce316" table:formula="of:=IF(ISBLANK([$'Fonction homographique niveau 1'.F22]);0;IF([$'Fonction homographique niveau 1'.F22]=[.F60];1;-0.5))" office:value-type="float" office:value="0" calcext:value-type="float">
            <text:p>0</text:p>
          </table:table-cell>
          <table:table-cell table:style-name="ce316" table:formula="of:=IF(ISBLANK([$'Fonction homographique niveau 1'.G22]);0;IF([$'Fonction homographique niveau 1'.G22]=[.G60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8:.AC5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-2" calcext:value-type="float">
            <text:p>-2</text:p>
          </table:table-cell>
          <table:table-cell table:formula="of:=IF([.Z46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311" office:value-type="string" calcext:value-type="string">
            <text:p>L4</text:p>
          </table:table-cell>
          <table:table-cell table:style-name="ce311" table:formula="of:=IF(ISBLANK([$'Fonction homographique niveau 1'.C24]);0;IF([$'Fonction homographique niveau 1'.C24]=[.Y46];1;-0.5))" office:value-type="float" office:value="0" calcext:value-type="float">
            <text:p>0</text:p>
          </table:table-cell>
          <table:table-cell table:style-name="ce311" table:formula="of:=IF(ISBLANK([$'Fonction homographique niveau 1'.F24]);0;IF([$'Fonction homographique niveau 1'.F24]=[.Z46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9:.AC59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/>
          <table:table-cell table:number-columns-repeated="2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306" table:number-columns-repeated="7"/>
          <table:table-cell table:style-name="ce329" office:value-type="string" calcext:value-type="string">
            <text:p>Note</text:p>
          </table:table-cell>
          <table:table-cell table:style-name="ce329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65]=-1;&quot;-&quot;;IF([.Y65]=1;&quot;&quot;;[.Y65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2" calcext:value-type="float">
            <text:p>2</text:p>
          </table:table-cell>
          <table:table-cell/>
          <table:table-cell table:style-name="ce232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7 x + 2" calcext:value-type="string">
            <text:p>7 x + 2</text:p>
          </table:table-cell>
          <table:table-cell/>
          <table:table-cell table:style-name="ce304" table:formula="of:=INDEX([.AQ2:.AQ26];[.BA2])" office:value-type="float" office:value="7" calcext:value-type="float">
            <text:p>7</text:p>
          </table:table-cell>
          <table:table-cell table:style-name="ce304" table:formula="of:=INDEX([.AR2:.AR26];[.BA2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6" calcext:value-type="float">
            <text:p>6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5 x - 6" calcext:value-type="string">
            <text:p>5 x - 6</text:p>
          </table:table-cell>
          <table:table-cell/>
          <table:table-cell table:style-name="ce304" table:formula="of:=INDEX([.AS2:.AS26];[.BA2])" office:value-type="float" office:value="5" calcext:value-type="float">
            <text:p>5</text:p>
          </table:table-cell>
          <table:table-cell table:style-name="ce304" table:formula="of:=INDEX([.AT2:.AT26];[.BA2]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table:style-name="ce234"/>
          <table:table-cell table:number-columns-repeated="4"/>
          <table:table-cell table:style-name="ce232" table:number-columns-repeated="1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7" calcext:value-type="float">
            <text:p>7</text:p>
          </table:table-cell>
          <table:table-cell table:number-columns-repeated="3"/>
          <table:table-cell table:style-name="ce232" table:number-columns-repeated="4"/>
          <table:table-cell table:style-name="ce292" table:formula="of:=ABS([.Y65]*[.Z67])" office:value-type="float" office:value="42" calcext:value-type="float">
            <text:p>42</text:p>
          </table:table-cell>
          <table:table-cell table:style-name="ce232" table:number-columns-repeated="7"/>
          <table:table-cell table:number-columns-repeated="7"/>
          <table:table-cell table:style-name="ce326" table:formula="of:=[.Y65]/[.Y67]" office:value-type="float" office:value="1.4" calcext:value-type="float">
            <text:p>7/5 <text:s text:c="3"/></text:p>
          </table:table-cell>
          <table:table-cell table:style-name="ce326" table:formula="of:=([.Z65]*[.Y67]-[.Y65]*[.Z67])/[.Y67]" office:value-type="float" office:value="10.4" calcext:value-type="float">
            <text:p>52/5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2" calcext:value-type="float">
            <text:p>2</text:p>
          </table:table-cell>
          <table:table-cell table:number-columns-repeated="3"/>
          <table:table-cell table:style-name="ce232" table:number-columns-repeated="2"/>
          <table:table-cell table:number-columns-repeated="1007"/>
        </table:table-row>
        <table:table-row table:style-name="ro3">
          <table:table-cell/>
          <table:table-cell table:style-name="ce234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4"/>
          <table:table-cell table:style-name="ce232" table:number-columns-repeated="2"/>
          <table:table-cell table:number-columns-repeated="6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232"/>
          <table:covered-table-cell/>
          <table:table-cell table:number-columns-repeated="9"/>
          <table:table-cell table:style-name="ce239" office:value-type="string" calcext:value-type="string" table:number-columns-spanned="1" table:number-rows-spanned="4">
            <text:p>L1</text:p>
          </table:table-cell>
          <table:table-cell table:style-name="ce311" table:formula="of:=IF(ISBLANK([$'Fonction homographique niveau 2'.B7]);0;IF([$'Fonction homographique niveau 2'.B7]=[.B69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7]);0;IF([$'Fonction homographique niveau 2'.J7]=[.J69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2:.AC72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39"/>
          <table:table-cell table:style-name="ce311"/>
          <table:table-cell table:style-name="ce311" table:formula="of:=IF(ISBLANK([$'Fonction homographique niveau 2'.D8]);0;IF([$'Fonction homographique niveau 2'.D8]=[.D70];1;-0.5))" office:value-type="float" office:value="0" calcext:value-type="float">
            <text:p>0</text:p>
          </table:table-cell>
          <table:table-cell table:style-name="ce311" table:formula="of:=IF(ISBLANK([$'Fonction homographique niveau 2'.F8]);0;IF([$'Fonction homographique niveau 2'.F8]=[.F70];1;-0.5))" office:value-type="float" office:value="0" calcext:value-type="float">
            <text:p>0</text:p>
          </table:table-cell>
          <table:table-cell table:style-name="ce311" table:formula="of:=IF(ISBLANK([$'Fonction homographique niveau 2'.G8]);0;IF([$'Fonction homographique niveau 2'.G8]=[.G70];1;-0.5))" office:value-type="float" office:value="0" calcext:value-type="float">
            <text:p>0</text:p>
          </table:table-cell>
          <table:table-cell table:style-name="ce311" table:formula="of:=IF(ISBLANK([$'Fonction homographique niveau 2'.I8]);0;IF([$'Fonction homographique niveau 2'.I8]=[.I70];1;-0.5))" office:value-type="float" office:value="0" calcext:value-type="float">
            <text:p>0</text:p>
          </table:table-cell>
          <table:table-cell table:style-name="ce311" table:formula="of:=IF(ISBLANK([$'Fonction homographique niveau 2'.K8]);0;IF([$'Fonction homographique niveau 2'.K8]=[.K70];1;-0.5))" office:value-type="float" office:value="0" calcext:value-type="float">
            <text:p>0</text:p>
          </table:table-cell>
          <table:table-cell table:style-name="ce311" table:formula="of:=IF(ISBLANK([$'Fonction homographique niveau 2'.L8]);0;IF([$'Fonction homographique niveau 2'.L8]=[.L70];1;-0.5))" office:value-type="float" office:value="0" calcext:value-type="float">
            <text:p>0</text:p>
          </table:table-cell>
          <table:table-cell table:style-name="ce311" table:formula="of:=SUM([.W73:.AC73])" office:value-type="float" office:value="0" calcext:value-type="float">
            <text:p>0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/>
          <table:table-cell table:number-columns-repeated="6"/>
          <table:table-cell table:style-name="ce232"/>
          <table:table-cell table:number-columns-repeated="10"/>
          <table:covered-table-cell table:style-name="ce211"/>
          <table:table-cell table:style-name="ce311" table:formula="of:=IF(ISBLANK([$'Fonction homographique niveau 2'.B9]);0;IF([$'Fonction homographique niveau 2'.B9]=[.B71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9]);0;IF([$'Fonction homographique niveau 2'.J9]=[.J7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4:.AC74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7" calcext:value-type="float">
            <text:p>7</text:p>
          </table:table-cell>
          <table:table-cell table:number-columns-repeated="3"/>
          <table:table-cell table:style-name="ce232" table:number-columns-repeated="4"/>
          <table:table-cell table:style-name="ce292" table:formula="of:=ABS(-[.Y65]*[.Z67]+[.Z65]*[.Y67])" office:value-type="float" office:value="52" calcext:value-type="float">
            <text:p>52</text:p>
          </table:table-cell>
          <table:table-cell table:style-name="ce232" table:number-columns-repeated="2"/>
          <table:table-cell table:number-columns-repeated="9"/>
          <table:covered-table-cell table:style-name="ce211"/>
          <table:table-cell table:style-name="ce311" table:number-columns-repeated="2"/>
          <table:table-cell table:style-name="ce311" table:formula="of:=IF(ISBLANK([$'Fonction homographique niveau 2'.E11]);0;IF([$'Fonction homographique niveau 2'.E11]=[.E7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G11]);0;IF([$'Fonction homographique niveau 2'.G11]=[.G73];1;-0.5))" office:value-type="float" office:value="0" calcext:value-type="float">
            <text:p>0</text:p>
          </table:table-cell>
          <table:table-cell table:style-name="ce311" table:formula="of:=IF(ISBLANK([$'Fonction homographique niveau 2'.H11]);0;IF([$'Fonction homographique niveau 2'.H11]=[.H73];1;-0.5))" office:value-type="float" office:value="0" calcext:value-type="float">
            <text:p>0</text:p>
          </table:table-cell>
          <table:table-cell table:style-name="ce311"/>
          <table:table-cell table:style-name="ce311" table:formula="of:=SUM([.W75:.AC75])" office:value-type="float" office:value="0" calcext:value-type="float">
            <text:p>0</text:p>
          </table:table-cell>
          <table:table-cell table:style-name="ce311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304" office:value-type="string" calcext:value-type="string" table:number-columns-spanned="1" table:number-rows-spanned="4">
            <text:p>L2</text:p>
          </table:table-cell>
          <table:table-cell table:style-name="ce304" table:formula="of:=IF(ISBLANK([$'Fonction homographique niveau 2'.B13]);0;IF([$'Fonction homographique niveau 2'.B13]=[.B7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3]);0;IF([$'Fonction homographique niveau 2'.J13]=[.J7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6:.AC76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11"/>
          <table:covered-table-cell table:style-name="ce304"/>
          <table:table-cell table:style-name="ce304"/>
          <table:table-cell table:style-name="ce304" table:formula="of:=IF(ISBLANK([$'Fonction homographique niveau 2'.D14]);0;IF([$'Fonction homographique niveau 2'.D14]=[.D76];1;-0.5))" office:value-type="float" office:value="0" calcext:value-type="float">
            <text:p>0</text:p>
          </table:table-cell>
          <table:table-cell table:style-name="ce304" table:formula="of:=IF(ISBLANK([$'Fonction homographique niveau 2'.F14]);0;IF([$'Fonction homographique niveau 2'.F14]=[.F76];1;-0.5))" office:value-type="float" office:value="0" calcext:value-type="float">
            <text:p>0</text:p>
          </table:table-cell>
          <table:table-cell table:style-name="ce304" table:formula="of:=IF(ISBLANK([$'Fonction homographique niveau 2'.G14]);0;IF([$'Fonction homographique niveau 2'.G14]=[.G76];1;-0.5))" office:value-type="float" office:value="0" calcext:value-type="float">
            <text:p>0</text:p>
          </table:table-cell>
          <table:table-cell table:style-name="ce304" table:formula="of:=IF(ISBLANK([$'Fonction homographique niveau 2'.I14]);0;IF([$'Fonction homographique niveau 2'.I14]=[.I76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7:.AC77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232"/>
          <table:table-cell table:number-columns-repeated="10"/>
          <table:covered-table-cell table:style-name="ce211"/>
          <table:table-cell table:style-name="ce304" table:formula="of:=IF(ISBLANK([$'Fonction homographique niveau 2'.B15]);0;IF([$'Fonction homographique niveau 2'.B15]=[.B7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5]);0;IF([$'Fonction homographique niveau 2'.J15]=[.J7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8:.AC7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11"/>
          <table:table-cell table:style-name="ce304" table:number-columns-repeated="2"/>
          <table:table-cell table:style-name="ce304" table:formula="of:=IF(ISBLANK([$'Fonction homographique niveau 2'.E17]);0;IF([$'Fonction homographique niveau 2'.E17]=[.E7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Fonction homographique niveau 2'.G17]);0;IF([$'Fonction homographique niveau 2'.G17]=[.G79];1;-0.5))" office:value-type="float" office:value="0" calcext:value-type="float">
            <text:p>0</text:p>
          </table:table-cell>
          <table:table-cell table:style-name="ce304" table:formula="of:=IF(ISBLANK([$'Fonction homographique niveau 2'.H17]);0;IF([$'Fonction homographique niveau 2'.H17]=[.H79];1;-0.5))" office:value-type="float" office:value="0" calcext:value-type="float">
            <text:p>0</text:p>
          </table:table-cell>
          <table:table-cell table:style-name="ce304"/>
          <table:table-cell table:style-name="ce304" table:formula="of:=SUM([.W79:.AC7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11" table:number-columns-repeated="2"/>
          <table:table-cell table:style-name="ce232"/>
          <table:table-cell table:number-columns-repeated="16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11"/>
          <table:table-cell table:style-name="ce311" table:formula="of:=IF(ISBLANK([$'Fonction homographique niveau 2'.C19]);0;IF([$'Fonction homographique niveau 2'.C19]=[.C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IF(ISBLANK([$'Fonction homographique niveau 2'.H19]);0;IF([$'Fonction homographique niveau 2'.H19]=[.H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80:.AC8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7" calcext:value-type="float">
            <text:p>7</text:p>
          </table:table-cell>
          <table:table-cell table:style-name="ce211" table:number-columns-repeated="2"/>
          <table:table-cell table:number-columns-repeated="2"/>
          <table:table-cell table:formula="of:=ABS(-[.Y65]*[.Z67]+[.Z65]*[.Y67])" office:value-type="float" office:value="52" calcext:value-type="float">
            <text:p>52</text:p>
          </table:table-cell>
          <table:table-cell table:number-columns-repeated="13"/>
          <table:covered-table-cell table:style-name="ce312"/>
          <table:table-cell table:style-name="ce317" table:formula="of:=IF([$'Fonction homographique niveau 2'.B20]=[.B82];1;-0.5)" office:value-type="float" office:value="1" calcext:value-type="float">
            <text:p>1</text:p>
          </table:table-cell>
          <table:table-cell table:style-name="ce311"/>
          <table:table-cell table:style-name="ce311" table:formula="of:=IF(ISBLANK([$'Fonction homographique niveau 2'.D20]);0;IF([$'Fonction homographique niveau 2'.D20]=[.D82];1;-0.5))" office:value-type="float" office:value="0" calcext:value-type="float">
            <text:p>0</text:p>
          </table:table-cell>
          <table:table-cell table:style-name="ce311" table:number-columns-repeated="4"/>
          <table:table-cell table:style-name="ce311" table:formula="of:=SUM([.W81:.AC81])" office:value-type="float" office:value="1" calcext:value-type="float">
            <text:p>1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211"/>
          <table:table-cell table:style-name="ce232"/>
          <table:table-cell table:number-columns-repeated="9"/>
          <table:covered-table-cell table:style-name="ce312"/>
          <table:table-cell table:style-name="ce311"/>
          <table:table-cell table:style-name="ce311" table:formula="of:=IF(ISBLANK([$'Fonction homographique niveau 2'.C21]);0;IF([$'Fonction homographique niveau 2'.C21]=[.C8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E21]);0;IF([$'Fonction homographique niveau 2'.E21]=[.E83];1;-0.5))" office:value-type="float" office:value="0" calcext:value-type="float">
            <text:p>0</text:p>
          </table:table-cell>
          <table:table-cell table:style-name="ce311" table:formula="of:=IF(ISBLANK([$'Fonction homographique niveau 2'.G21]);0;IF([$'Fonction homographique niveau 2'.G21]=[.G83];1;-0.5))" office:value-type="float" office:value="0" calcext:value-type="float">
            <text:p>0</text:p>
          </table:table-cell>
          <table:table-cell table:style-name="ce311" table:formula="of:=IF(ISBLANK([$'Fonction homographique niveau 2'.I21]);0;IF([$'Fonction homographique niveau 2'.I21]=[.I83];1;-0.5))" office:value-type="float" office:value="0" calcext:value-type="float">
            <text:p>0</text:p>
          </table:table-cell>
          <table:table-cell table:style-name="ce311" table:formula="of:=IF(ISBLANK([$'Fonction homographique niveau 2'.J21]);0;IF([$'Fonction homographique niveau 2'.J21]=[.J83];1;-0.5))" office:value-type="float" office:value="0" calcext:value-type="float">
            <text:p>0</text:p>
          </table:table-cell>
          <table:table-cell table:style-name="ce311" table:formula="of:=SUM([.W82:.AC82])" office:value-type="float" office:value="0" calcext:value-type="float">
            <text:p>0</text:p>
          </table:table-cell>
          <table:table-cell table:style-name="ce311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5" calcext:value-type="float">
            <text:p>5</text:p>
          </table:table-cell>
          <table:table-cell table:style-name="ce234"/>
          <table:table-cell table:formula="of:=[.Y67]" office:value-type="float" office:value="5" calcext:value-type="float">
            <text:p>5</text:p>
          </table:table-cell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-" calcext:value-type="string">
            <text:p>-</text:p>
          </table:table-cell>
          <table:table-cell table:formula="of:=ABS([.Z67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16"/>
          <table:table-cell table:style-name="ce316" table:formula="of:=IF(ISBLANK([$'Fonction homographique niveau 2'.D23]);0;IF([$'Fonction homographique niveau 2'.D23]=[.C8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3]);0;IF([$'Fonction homographique niveau 2'.H23]=[.G85];1;-0.5))" office:value-type="float" office:value="0" calcext:value-type="float">
            <text:p>0</text:p>
          </table:table-cell>
          <table:table-cell table:style-name="ce304"/>
          <table:table-cell table:style-name="ce304" table:formula="of:=SUM([.W83:.AC8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234"/>
          <table:table-cell table:number-columns-repeated="6"/>
          <table:table-cell table:style-name="ce232"/>
          <table:table-cell table:number-columns-repeated="9"/>
          <table:covered-table-cell/>
          <table:table-cell table:style-name="ce316" table:formula="of:=IF([$'Fonction homographique niveau 2'.C24]=[.B86];1;-0.5)" office:value-type="float" office:value="1" calcext:value-type="float">
            <text:p>1</text:p>
          </table:table-cell>
          <table:table-cell table:style-name="ce316" table:number-columns-repeated="2"/>
          <table:table-cell table:style-name="ce304"/>
          <table:table-cell table:style-name="ce316" table:formula="of:=IF([$'Fonction homographique niveau 2'.G24]=[.F86];1;-0.5)" office:value-type="float" office:value="1" calcext:value-type="float">
            <text:p>1</text:p>
          </table:table-cell>
          <table:table-cell table:style-name="ce304" table:number-columns-repeated="2"/>
          <table:table-cell table:style-name="ce304" table:formula="of:=SUM([.W84:.AC84])" office:value-type="float" office:value="2" calcext:value-type="float">
            <text:p>2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7" calcext:value-type="float">
            <text:p>7</text:p>
          </table:table-cell>
          <table:table-cell/>
          <table:table-cell table:style-name="ce234"/>
          <table:table-cell/>
          <table:table-cell table:formula="of:=ABS(-[.Y65]*[.Z67]+[.Z65]*[.Y67])" office:value-type="float" office:value="52" calcext:value-type="float">
            <text:p>52</text:p>
          </table:table-cell>
          <table:table-cell table:number-columns-repeated="4"/>
          <table:table-cell table:style-name="ce232"/>
          <table:table-cell table:number-columns-repeated="9"/>
          <table:covered-table-cell/>
          <table:table-cell table:style-name="ce316"/>
          <table:table-cell table:style-name="ce316" table:formula="of:=IF(ISBLANK([$'Fonction homographique niveau 2'.D25]);0;IF([$'Fonction homographique niveau 2'.D25]=[.C8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5]);0;IF([$'Fonction homographique niveau 2'.H25]=[.G87];1;-0.5))" office:value-type="float" office:value="0" calcext:value-type="float">
            <text:p>0</text:p>
          </table:table-cell>
          <table:table-cell table:style-name="ce304"/>
          <table:table-cell table:style-name="ce304" table:formula="of:=SUM([.W85:.AC8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47" office:value-type="string" calcext:value-type="string">
            <text:p>A =</text:p>
          </table:table-cell>
          <table:table-cell table:formula="of:=IF([.Y65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211"/>
          <table:table-cell table:style-name="ce295" office:value-type="string" calcext:value-type="string">
            <text:p><text:span text:style-name="T8">B</text:span><text:span text:style-name="T9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329" office:value-type="string" calcext:value-type="string">
            <text:p>Note</text:p>
          </table:table-cell>
          <table:table-cell table:style-name="ce329" table:formula="of:=IF(20*SUM([.AD72:.AD85])/SUM([.AE72:.AE85])&lt;0;0;20*SUM([.AD72:.AD85])/SUM([.AE72:.AE85]))" office:value-type="float" office:value="1.53846153846154" calcext:value-type="float">
            <text:p>1,53846153846154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5" calcext:value-type="float">
            <text:p>5</text:p>
          </table:table-cell>
          <table:table-cell table:number-columns-repeated="3"/>
          <table:table-cell table:style-name="ce234" table:formula="of:=[.Y67]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12:34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8-30T05:12:56.603000000</dc:date>
    <meta:editing-duration>PT12H12M29S</meta:editing-duration>
    <meta:editing-cycles>186</meta:editing-cycles>
    <meta:generator>LibreOffice/6.1.6.3$Windows_X86_64 LibreOffice_project/5896ab1714085361c45cf540f76f60673dd96a72</meta:generator>
    <meta:document-statistic meta:table-count="6" meta:cell-count="1628" meta:object-count="18"/>
  </office:meta>
</office:document-meta>
</file>